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61">
      <style:table-cell-properties fo:border="0.06pt solid #000000"/>
    </style:style>
    <style:style style:name="ce6" style:family="table-cell" style:parent-style-name="Default">
      <style:table-cell-properties fo:border="0.06pt solid #000000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230.74mm" svg:height="151.67mm" svg:x="1063.08mm" svg:y="46.49mm">
            <draw:object draw:notify-on-update-of-ranges="Sheet1.A30:Sheet1.A33 Sheet1.B29:Sheet1.B29 Sheet1.B30:Sheet1.B33 Sheet1.C29:Sheet1.C29 Sheet1.C30:Sheet1.C33 Sheet1.D29:Sheet1.D29 Sheet1.D30:Sheet1.D33 Sheet1.E29:Sheet1.E29 Sheet1.E30:Sheet1.E33 Sheet1.F29:Sheet1.F29 Sheet1.F30:Sheet1.F33 Sheet1.G29:Sheet1.G29 Sheet1.G30:Sheet1.G33 Sheet1.H29:Sheet1.H29 Sheet1.H30:Sheet1.H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9.99mm" svg:height="89.99mm" svg:x="442.38mm" svg:y="7.37mm">
            <draw:object draw:notify-on-update-of-ranges="Sheet1.M2:Sheet1.R2 Sheet1.L3:Sheet1.L3 Sheet1.M3:Sheet1.R3 Sheet1.L4:Sheet1.L4 Sheet1.M4:Sheet1.R4 Sheet1.L5:Sheet1.L5 Sheet1.M5:Sheet1.R5 Sheet1.L6:Sheet1.L6 Sheet1.M6:Sheet1.R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59.99mm" svg:height="89.99mm" svg:x="446.06mm" svg:y="106.53mm">
            <draw:object draw:notify-on-update-of-ranges="Sheet1.L10:Sheet1.L10 Sheet1.M10:Sheet1.S10 Sheet1.L11:Sheet1.L11 Sheet1.M11:Sheet1.S11 Sheet1.L12:Sheet1.L12 Sheet1.M12:Sheet1.S12 Sheet1.L13:Sheet1.L13 Sheet1.M13:Sheet1.S13 Sheet1.L14:Sheet1.L14 Sheet1.M14:Sheet1.S14 Sheet1.L15:Sheet1.L15 Sheet1.M15:Sheet1.S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159.99mm" svg:height="89.99mm" svg:x="446.61mm" svg:y="206.39mm">
            <draw:object draw:notify-on-update-of-ranges="Sheet1.L19:Sheet1.L19 Sheet1.M19:Sheet1.P19 Sheet1.L20:Sheet1.L20 Sheet1.M20:Sheet1.P20 Sheet1.L21:Sheet1.L21 Sheet1.M21:Sheet1.P21 Sheet1.L22:Sheet1.L22 Sheet1.M22:Sheet1.P22 Sheet1.L23:Sheet1.L23 Sheet1.M23:Sheet1.P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1" svg:width="159.99mm" svg:height="89.99mm" svg:x="632.17mm" svg:y="4.53mm">
            <draw:object draw:notify-on-update-of-ranges="Sheet1.L29:Sheet1.L29 Sheet1.M29:Sheet1.R29 Sheet1.L30:Sheet1.L30 Sheet1.M30:Sheet1.R30 Sheet1.L31:Sheet1.L31 Sheet1.M31:Sheet1.R31 Sheet1.L32:Sheet1.L32 Sheet1.M32:Sheet1.R32 Sheet1.L33:Sheet1.L33 Sheet1.M33:Sheet1.R3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2" draw:text-style-name="P1" svg:width="159.99mm" svg:height="89.99mm" svg:x="636.58mm" svg:y="104.82mm">
            <draw:object draw:notify-on-update-of-ranges="Sheet1.L37:Sheet1.L37 Sheet1.M37:Sheet1.S37 Sheet1.L38:Sheet1.L38 Sheet1.M38:Sheet1.S38 Sheet1.L39:Sheet1.L39 Sheet1.M39:Sheet1.S39 Sheet1.L40:Sheet1.L40 Sheet1.M40:Sheet1.S40 Sheet1.L41:Sheet1.L41 Sheet1.M41:Sheet1.S41 Sheet1.L42:Sheet1.L42 Sheet1.M42:Sheet1.S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2" draw:text-style-name="P1" svg:width="159.99mm" svg:height="89.99mm" svg:x="636.4mm" svg:y="203.55mm">
            <draw:object draw:notify-on-update-of-ranges="Sheet1.L46:Sheet1.L46 Sheet1.M46:Sheet1.P46 Sheet1.L47:Sheet1.L47 Sheet1.M47:Sheet1.P47 Sheet1.L48:Sheet1.L48 Sheet1.M48:Sheet1.P48 Sheet1.L49:Sheet1.L49 Sheet1.M49:Sheet1.P49 Sheet1.L50:Sheet1.L50 Sheet1.M50:Sheet1.P5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Architecture 1</text:p>
          </table:table-cell>
          <table:table-cell table:number-columns-repeated="18"/>
        </table:table-row>
        <table:table-row table:style-name="ro2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string" calcext:value-type="string">
            <text:p>Serial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2">
          <table:table-cell table:style-name="ce1" table:formula="of:=20*20*20" office:value-type="float" office:value="8000" calcext:value-type="float">
            <text:p>8000</text:p>
          </table:table-cell>
          <table:table-cell table:style-name="ce5" office:value-type="float" office:value="0.000820000000000001" calcext:value-type="float">
            <text:p>8.20E-04</text:p>
          </table:table-cell>
          <table:table-cell table:style-name="ce5" office:value-type="float" office:value="0.00066" calcext:value-type="float">
            <text:p>6.60E-04</text:p>
          </table:table-cell>
          <table:table-cell table:style-name="ce5" office:value-type="float" office:value="0.000820000000000001" calcext:value-type="float">
            <text:p>8.20E-04</text:p>
          </table:table-cell>
          <table:table-cell table:style-name="ce5" office:value-type="float" office:value="0.00088" calcext:value-type="float">
            <text:p>8.80E-04</text:p>
          </table:table-cell>
          <table:table-cell table:style-name="ce5" office:value-type="float" office:value="0.00082" calcext:value-type="float">
            <text:p>8.20E-04</text:p>
          </table:table-cell>
          <table:table-cell table:style-name="ce5" office:value-type="float" office:value="0.000880000000000001" calcext:value-type="float">
            <text:p>8.80E-04</text:p>
          </table:table-cell>
          <table:table-cell table:style-name="ce5" office:value-type="float" office:value="0.000700000000000001" calcext:value-type="float">
            <text:p>7.00E-04</text:p>
          </table:table-cell>
          <table:table-cell table:style-name="ce2"/>
          <table:table-cell table:number-columns-repeated="2"/>
          <table:table-cell table:formula="of:=20*20*20" office:value-type="float" office:value="8000" calcext:value-type="float">
            <text:p>8000</text:p>
          </table:table-cell>
          <table:table-cell table:formula="of:=[.$H$3]/[.B3]" office:value-type="float" office:value="0.853658536585366" calcext:value-type="float">
            <text:p>0.853658536585366</text:p>
          </table:table-cell>
          <table:table-cell table:formula="of:=[.$H$3]/[.C3]" office:value-type="float" office:value="1.06060606060606" calcext:value-type="float">
            <text:p>1.06060606060606</text:p>
          </table:table-cell>
          <table:table-cell table:formula="of:=[.$H$3]/[.D3]" office:value-type="float" office:value="0.853658536585366" calcext:value-type="float">
            <text:p>0.853658536585366</text:p>
          </table:table-cell>
          <table:table-cell table:formula="of:=[.$H$3]/[.E3]" office:value-type="float" office:value="0.795454545454547" calcext:value-type="float">
            <text:p>0.795454545454547</text:p>
          </table:table-cell>
          <table:table-cell table:formula="of:=[.$H$3]/[.F3]" office:value-type="float" office:value="0.853658536585367" calcext:value-type="float">
            <text:p>0.853658536585367</text:p>
          </table:table-cell>
          <table:table-cell table:formula="of:=[.$H$3]/[.G3]" office:value-type="float" office:value="0.795454545454546" calcext:value-type="float">
            <text:p>0.795454545454546</text:p>
          </table:table-cell>
          <table:table-cell/>
        </table:table-row>
        <table:table-row table:style-name="ro2">
          <table:table-cell table:style-name="ce1" office:value-type="float" office:value="32000" calcext:value-type="float">
            <text:p>32000</text:p>
          </table:table-cell>
          <table:table-cell table:style-name="ce6" office:value-type="float" office:value="0.0014" calcext:value-type="float">
            <text:p>0.0014</text:p>
          </table:table-cell>
          <table:table-cell table:style-name="ce5" office:value-type="float" office:value="0.000980000000000001" calcext:value-type="float">
            <text:p>9.80E-04</text:p>
          </table:table-cell>
          <table:table-cell table:style-name="ce5" office:value-type="float" office:value="0.00054" calcext:value-type="float">
            <text:p>5.40E-04</text:p>
          </table:table-cell>
          <table:table-cell table:style-name="ce6" office:value-type="float" office:value="0.00106" calcext:value-type="float">
            <text:p>0.00106</text:p>
          </table:table-cell>
          <table:table-cell table:style-name="ce6" office:value-type="float" office:value="0.00198" calcext:value-type="float">
            <text:p>0.00198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.00184" calcext:value-type="float">
            <text:p>0.00184</text:p>
          </table:table-cell>
          <table:table-cell table:style-name="ce2"/>
          <table:table-cell table:number-columns-repeated="2"/>
          <table:table-cell office:value-type="float" office:value="32000" calcext:value-type="float">
            <text:p>32000</text:p>
          </table:table-cell>
          <table:table-cell table:formula="of:=[.$H$4]/[.B4]" office:value-type="float" office:value="1.31428571428571" calcext:value-type="float">
            <text:p>1.31428571428571</text:p>
          </table:table-cell>
          <table:table-cell table:formula="of:=[.$H$4]/[.C4]" office:value-type="float" office:value="1.87755102040816" calcext:value-type="float">
            <text:p>1.87755102040816</text:p>
          </table:table-cell>
          <table:table-cell table:formula="of:=[.$H$4]/[.D4]" office:value-type="float" office:value="3.40740740740741" calcext:value-type="float">
            <text:p>3.40740740740741</text:p>
          </table:table-cell>
          <table:table-cell table:formula="of:=[.$H$4]/[.E4]" office:value-type="float" office:value="1.73584905660377" calcext:value-type="float">
            <text:p>1.73584905660377</text:p>
          </table:table-cell>
          <table:table-cell table:formula="of:=[.$H$4]/[.F4]" office:value-type="float" office:value="0.929292929292929" calcext:value-type="float">
            <text:p>0.929292929292929</text:p>
          </table:table-cell>
          <table:table-cell table:formula="of:=[.$H$4]/[.G4]" office:value-type="float" office:value="0.92" calcext:value-type="float">
            <text:p>0.92</text:p>
          </table:table-cell>
          <table:table-cell/>
        </table:table-row>
        <table:table-row table:style-name="ro2">
          <table:table-cell table:style-name="ce1" office:value-type="float" office:value="72000" calcext:value-type="float">
            <text:p>72000</text:p>
          </table:table-cell>
          <table:table-cell table:style-name="ce6" office:value-type="float" office:value="0.0014" calcext:value-type="float">
            <text:p>0.0014</text:p>
          </table:table-cell>
          <table:table-cell table:style-name="ce6" office:value-type="float" office:value="0.00122" calcext:value-type="float">
            <text:p>0.00122</text:p>
          </table:table-cell>
          <table:table-cell table:style-name="ce6" office:value-type="float" office:value="0.00104" calcext:value-type="float">
            <text:p>0.00104</text:p>
          </table:table-cell>
          <table:table-cell table:style-name="ce6" office:value-type="float" office:value="0.00132" calcext:value-type="float">
            <text:p>0.00132</text:p>
          </table:table-cell>
          <table:table-cell table:style-name="ce6" office:value-type="float" office:value="0.0053" calcext:value-type="float">
            <text:p>0.0053</text:p>
          </table:table-cell>
          <table:table-cell table:style-name="ce6" office:value-type="float" office:value="0.00464" calcext:value-type="float">
            <text:p>0.00464</text:p>
          </table:table-cell>
          <table:table-cell table:style-name="ce6" office:value-type="float" office:value="0.00396" calcext:value-type="float">
            <text:p>0.00396</text:p>
          </table:table-cell>
          <table:table-cell table:style-name="ce2"/>
          <table:table-cell table:number-columns-repeated="2"/>
          <table:table-cell office:value-type="float" office:value="72000" calcext:value-type="float">
            <text:p>72000</text:p>
          </table:table-cell>
          <table:table-cell table:formula="of:=[.$H$5]/[.B5]" office:value-type="float" office:value="2.82857142857143" calcext:value-type="float">
            <text:p>2.82857142857143</text:p>
          </table:table-cell>
          <table:table-cell table:formula="of:=[.$H$5]/[.C5]" office:value-type="float" office:value="3.24590163934426" calcext:value-type="float">
            <text:p>3.24590163934426</text:p>
          </table:table-cell>
          <table:table-cell table:formula="of:=[.$H$5]/[.D5]" office:value-type="float" office:value="3.80769230769231" calcext:value-type="float">
            <text:p>3.80769230769231</text:p>
          </table:table-cell>
          <table:table-cell table:formula="of:=[.$H$5]/[.E5]" office:value-type="float" office:value="3" calcext:value-type="float">
            <text:p>3</text:p>
          </table:table-cell>
          <table:table-cell table:formula="of:=[.$H$5]/[.F5]" office:value-type="float" office:value="0.747169811320755" calcext:value-type="float">
            <text:p>0.747169811320755</text:p>
          </table:table-cell>
          <table:table-cell table:formula="of:=[.$H$5]/[.G5]" office:value-type="float" office:value="0.853448275862069" calcext:value-type="float">
            <text:p>0.853448275862069</text:p>
          </table:table-cell>
          <table:table-cell/>
        </table:table-row>
        <table:table-row table:style-name="ro2">
          <table:table-cell table:style-name="ce1" office:value-type="float" office:value="128000" calcext:value-type="float">
            <text:p>128000</text:p>
          </table:table-cell>
          <table:table-cell table:style-name="ce6" office:value-type="float" office:value="0.0022" calcext:value-type="float">
            <text:p>0.0022</text:p>
          </table:table-cell>
          <table:table-cell table:style-name="ce6" office:value-type="float" office:value="0.00192" calcext:value-type="float">
            <text:p>0.00192</text:p>
          </table:table-cell>
          <table:table-cell table:style-name="ce6" office:value-type="float" office:value="0.00178" calcext:value-type="float">
            <text:p>0.00178</text:p>
          </table:table-cell>
          <table:table-cell table:style-name="ce6" office:value-type="float" office:value="0.00208" calcext:value-type="float">
            <text:p>0.00208</text:p>
          </table:table-cell>
          <table:table-cell table:style-name="ce6" office:value-type="float" office:value="0.0038" calcext:value-type="float">
            <text:p>0.0038</text:p>
          </table:table-cell>
          <table:table-cell table:style-name="ce6" office:value-type="float" office:value="0.00772000000000001" calcext:value-type="float">
            <text:p>0.00772</text:p>
          </table:table-cell>
          <table:table-cell table:style-name="ce6" office:value-type="float" office:value="0.00706000000000001" calcext:value-type="float">
            <text:p>0.00706</text:p>
          </table:table-cell>
          <table:table-cell table:style-name="ce2"/>
          <table:table-cell table:number-columns-repeated="2"/>
          <table:table-cell office:value-type="float" office:value="128000" calcext:value-type="float">
            <text:p>128000</text:p>
          </table:table-cell>
          <table:table-cell table:formula="of:=[.$H$6]/[.B6]" office:value-type="float" office:value="3.20909090909091" calcext:value-type="float">
            <text:p>3.20909090909091</text:p>
          </table:table-cell>
          <table:table-cell table:formula="of:=[.$H$6]/[.C6]" office:value-type="float" office:value="3.67708333333334" calcext:value-type="float">
            <text:p>3.67708333333334</text:p>
          </table:table-cell>
          <table:table-cell table:formula="of:=[.$H$6]/[.D6]" office:value-type="float" office:value="3.96629213483147" calcext:value-type="float">
            <text:p>3.96629213483147</text:p>
          </table:table-cell>
          <table:table-cell table:formula="of:=[.$H$6]/[.E6]" office:value-type="float" office:value="3.39423076923077" calcext:value-type="float">
            <text:p>3.39423076923077</text:p>
          </table:table-cell>
          <table:table-cell table:formula="of:=[.$H$6]/[.F6]" office:value-type="float" office:value="1.85789473684211" calcext:value-type="float">
            <text:p>1.85789473684211</text:p>
          </table:table-cell>
          <table:table-cell table:formula="of:=[.$H$6]/[.G6]" office:value-type="float" office:value="0.914507772020725" calcext:value-type="float">
            <text:p>0.914507772020725</text:p>
          </table:table-cell>
          <table:table-cell/>
        </table:table-row>
        <table:table-row table:style-name="ro2">
          <table:table-cell table:style-name="ce3"/>
          <table:table-cell table:style-name="ce2" table:number-columns-repeated="8"/>
          <table:table-cell table:number-columns-repeated="10"/>
        </table:table-row>
        <table:table-row table:style-name="ro2" table:number-rows-repeated="2">
          <table:table-cell table:style-name="ce3"/>
          <table:table-cell table:number-columns-repeated="18"/>
        </table:table-row>
        <table:table-row table:style-name="ro2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0000000" calcext:value-type="float">
            <text:p>10000000</text:p>
          </table:table-cell>
          <table:table-cell table:style-name="ce1" office:value-type="string" calcext:value-type="string">
            <text:p>Seria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2">
          <table:table-cell table:style-name="ce1" office:value-type="float" office:value="200000" calcext:value-type="float">
            <text:p>200000</text:p>
          </table:table-cell>
          <table:table-cell table:style-name="ce6" office:value-type="float" office:value="0.00804" calcext:value-type="float">
            <text:p>0.00804</text:p>
          </table:table-cell>
          <table:table-cell table:style-name="ce6" office:value-type="float" office:value="0.0055" calcext:value-type="float">
            <text:p>0.0055</text:p>
          </table:table-cell>
          <table:table-cell table:style-name="ce6" office:value-type="float" office:value="0.00334" calcext:value-type="float">
            <text:p>0.00334</text:p>
          </table:table-cell>
          <table:table-cell table:style-name="ce6" office:value-type="float" office:value="0.00278" calcext:value-type="float">
            <text:p>0.00278</text:p>
          </table:table-cell>
          <table:table-cell table:style-name="ce6" office:value-type="float" office:value="0.00396" calcext:value-type="float">
            <text:p>0.00396</text:p>
          </table:table-cell>
          <table:table-cell table:style-name="ce6" office:value-type="float" office:value="0.01072" calcext:value-type="float">
            <text:p>0.01072</text:p>
          </table:table-cell>
          <table:table-cell table:style-name="ce6" office:value-type="float" office:value="0.0111" calcext:value-type="float">
            <text:p>0.0111</text:p>
          </table:table-cell>
          <table:table-cell table:style-name="ce6" office:value-type="float" office:value="0.00992000000000001" calcext:value-type="float">
            <text:p>0.00992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$I$11]/[.B11]" office:value-type="float" office:value="1.23383084577115" calcext:value-type="float">
            <text:p>1.23383084577115</text:p>
          </table:table-cell>
          <table:table-cell table:formula="of:=[.$I$11]/[.C11]" office:value-type="float" office:value="1.80363636363637" calcext:value-type="float">
            <text:p>1.80363636363637</text:p>
          </table:table-cell>
          <table:table-cell table:formula="of:=[.$I$11]/[.D11]" office:value-type="float" office:value="2.97005988023952" calcext:value-type="float">
            <text:p>2.97005988023952</text:p>
          </table:table-cell>
          <table:table-cell table:formula="of:=[.$I$11]/[.E11]" office:value-type="float" office:value="3.56834532374101" calcext:value-type="float">
            <text:p>3.56834532374101</text:p>
          </table:table-cell>
          <table:table-cell table:formula="of:=[.$I$11]/[.F11]" office:value-type="float" office:value="2.50505050505051" calcext:value-type="float">
            <text:p>2.50505050505051</text:p>
          </table:table-cell>
          <table:table-cell table:formula="of:=[.$I$11]/[.G11]" office:value-type="float" office:value="0.925373134328359" calcext:value-type="float">
            <text:p>0.925373134328359</text:p>
          </table:table-cell>
          <table:table-cell table:formula="of:=[.$I$11]/[.H11]" office:value-type="float" office:value="0.893693693693695" calcext:value-type="float">
            <text:p>0.893693693693695</text:p>
          </table:table-cell>
        </table:table-row>
        <table:table-row table:style-name="ro2">
          <table:table-cell table:style-name="ce1" office:value-type="float" office:value="800000" calcext:value-type="float">
            <text:p>800000</text:p>
          </table:table-cell>
          <table:table-cell table:style-name="ce6" office:value-type="float" office:value="0.01018" calcext:value-type="float">
            <text:p>0.01018</text:p>
          </table:table-cell>
          <table:table-cell table:style-name="ce6" office:value-type="float" office:value="0.00944000000000001" calcext:value-type="float">
            <text:p>0.00944</text:p>
          </table:table-cell>
          <table:table-cell table:style-name="ce6" office:value-type="float" office:value="0.00908000000000001" calcext:value-type="float">
            <text:p>0.00908</text:p>
          </table:table-cell>
          <table:table-cell table:style-name="ce6" office:value-type="float" office:value="0.00884" calcext:value-type="float">
            <text:p>0.00884</text:p>
          </table:table-cell>
          <table:table-cell table:style-name="ce6" office:value-type="float" office:value="0.00908000000000001" calcext:value-type="float">
            <text:p>0.00908</text:p>
          </table:table-cell>
          <table:table-cell table:style-name="ce6" office:value-type="float" office:value="0.03946" calcext:value-type="float">
            <text:p>0.03946</text:p>
          </table:table-cell>
          <table:table-cell table:style-name="ce6" office:value-type="float" office:value="0.04018" calcext:value-type="float">
            <text:p>0.04018</text:p>
          </table:table-cell>
          <table:table-cell table:style-name="ce6" office:value-type="float" office:value="0.03852" calcext:value-type="float">
            <text:p>0.03852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$I$12]/[.B12]" office:value-type="float" office:value="3.78388998035363" calcext:value-type="float">
            <text:p>3.78388998035363</text:p>
          </table:table-cell>
          <table:table-cell table:formula="of:=[.$I$12]/[.C12]" office:value-type="float" office:value="4.08050847457627" calcext:value-type="float">
            <text:p>4.08050847457627</text:p>
          </table:table-cell>
          <table:table-cell table:formula="of:=[.$I$12]/[.D12]" office:value-type="float" office:value="4.24229074889867" calcext:value-type="float">
            <text:p>4.24229074889867</text:p>
          </table:table-cell>
          <table:table-cell table:formula="of:=[.$I$12]/[.E12]" office:value-type="float" office:value="4.35746606334842" calcext:value-type="float">
            <text:p>4.35746606334842</text:p>
          </table:table-cell>
          <table:table-cell table:formula="of:=[.$I$12]/[.F12]" office:value-type="float" office:value="4.24229074889867" calcext:value-type="float">
            <text:p>4.24229074889867</text:p>
          </table:table-cell>
          <table:table-cell table:formula="of:=[.$I$12]/[.G12]" office:value-type="float" office:value="0.976178408514952" calcext:value-type="float">
            <text:p>0.976178408514952</text:p>
          </table:table-cell>
          <table:table-cell table:formula="of:=[.$I$12]/[.H12]" office:value-type="float" office:value="0.958685913389746" calcext:value-type="float">
            <text:p>0.958685913389746</text:p>
          </table:table-cell>
        </table:table-row>
        <table:table-row table:style-name="ro2">
          <table:table-cell table:style-name="ce1" office:value-type="float" office:value="1800000" calcext:value-type="float">
            <text:p>1800000</text:p>
          </table:table-cell>
          <table:table-cell table:style-name="ce6" office:value-type="float" office:value="0.0212" calcext:value-type="float">
            <text:p>0.0212</text:p>
          </table:table-cell>
          <table:table-cell table:style-name="ce6" office:value-type="float" office:value="0.01944" calcext:value-type="float">
            <text:p>0.01944</text:p>
          </table:table-cell>
          <table:table-cell table:style-name="ce6" office:value-type="float" office:value="0.0182" calcext:value-type="float">
            <text:p>0.0182</text:p>
          </table:table-cell>
          <table:table-cell table:style-name="ce6" office:value-type="float" office:value="0.01754" calcext:value-type="float">
            <text:p>0.01754</text:p>
          </table:table-cell>
          <table:table-cell table:style-name="ce6" office:value-type="float" office:value="0.01868" calcext:value-type="float">
            <text:p>0.01868</text:p>
          </table:table-cell>
          <table:table-cell table:style-name="ce6" office:value-type="float" office:value="0.04462" calcext:value-type="float">
            <text:p>0.04462</text:p>
          </table:table-cell>
          <table:table-cell table:style-name="ce6" office:value-type="float" office:value="0.08588" calcext:value-type="float">
            <text:p>0.08588</text:p>
          </table:table-cell>
          <table:table-cell table:style-name="ce6" office:value-type="float" office:value="0.0843" calcext:value-type="float">
            <text:p>0.0843</text:p>
          </table:table-cell>
          <table:table-cell table:number-columns-repeated="2"/>
          <table:table-cell office:value-type="float" office:value="1800000" calcext:value-type="float">
            <text:p>1800000</text:p>
          </table:table-cell>
          <table:table-cell table:formula="of:=[.$I$13]/[.B13]" office:value-type="float" office:value="3.97641509433962" calcext:value-type="float">
            <text:p>3.97641509433962</text:p>
          </table:table-cell>
          <table:table-cell table:formula="of:=[.$I$13]/[.C13]" office:value-type="float" office:value="4.33641975308642" calcext:value-type="float">
            <text:p>4.33641975308642</text:p>
          </table:table-cell>
          <table:table-cell table:formula="of:=[.$I$13]/[.D13]" office:value-type="float" office:value="4.63186813186813" calcext:value-type="float">
            <text:p>4.63186813186813</text:p>
          </table:table-cell>
          <table:table-cell table:formula="of:=[.$I$13]/[.E13]" office:value-type="float" office:value="4.80615735461802" calcext:value-type="float">
            <text:p>4.80615735461802</text:p>
          </table:table-cell>
          <table:table-cell table:formula="of:=[.$I$13]/[.F13]" office:value-type="float" office:value="4.51284796573876" calcext:value-type="float">
            <text:p>4.51284796573876</text:p>
          </table:table-cell>
          <table:table-cell table:formula="of:=[.$I$13]/[.G13]" office:value-type="float" office:value="1.88928731510533" calcext:value-type="float">
            <text:p>1.88928731510533</text:p>
          </table:table-cell>
          <table:table-cell table:formula="of:=[.$I$13]/[.H13]" office:value-type="float" office:value="0.98160223567769" calcext:value-type="float">
            <text:p>0.98160223567769</text:p>
          </table:table-cell>
        </table:table-row>
        <table:table-row table:style-name="ro2">
          <table:table-cell table:style-name="ce1" office:value-type="float" office:value="3200000" calcext:value-type="float">
            <text:p>3200000</text:p>
          </table:table-cell>
          <table:table-cell table:style-name="ce6" office:value-type="float" office:value="0.03832" calcext:value-type="float">
            <text:p>0.03832</text:p>
          </table:table-cell>
          <table:table-cell table:style-name="ce6" office:value-type="float" office:value="0.0338" calcext:value-type="float">
            <text:p>0.0338</text:p>
          </table:table-cell>
          <table:table-cell table:style-name="ce6" office:value-type="float" office:value="0.0307" calcext:value-type="float">
            <text:p>0.0307</text:p>
          </table:table-cell>
          <table:table-cell table:style-name="ce6" office:value-type="float" office:value="0.03386" calcext:value-type="float">
            <text:p>0.03386</text:p>
          </table:table-cell>
          <table:table-cell table:style-name="ce6" office:value-type="float" office:value="0.03136" calcext:value-type="float">
            <text:p>0.03136</text:p>
          </table:table-cell>
          <table:table-cell table:style-name="ce6" office:value-type="float" office:value="0.0438" calcext:value-type="float">
            <text:p>0.0438</text:p>
          </table:table-cell>
          <table:table-cell table:style-name="ce6" office:value-type="float" office:value="0.15306" calcext:value-type="float">
            <text:p>0.15306</text:p>
          </table:table-cell>
          <table:table-cell table:style-name="ce6" office:value-type="float" office:value="0.1504" calcext:value-type="float">
            <text:p>0.1504</text:p>
          </table:table-cell>
          <table:table-cell table:number-columns-repeated="2"/>
          <table:table-cell office:value-type="float" office:value="3200000" calcext:value-type="float">
            <text:p>3200000</text:p>
          </table:table-cell>
          <table:table-cell table:formula="of:=[.$I$14]/[.B14]" office:value-type="float" office:value="3.92484342379958" calcext:value-type="float">
            <text:p>3.92484342379958</text:p>
          </table:table-cell>
          <table:table-cell table:formula="of:=[.$I$14]/[.C14]" office:value-type="float" office:value="4.44970414201183" calcext:value-type="float">
            <text:p>4.44970414201183</text:p>
          </table:table-cell>
          <table:table-cell table:formula="of:=[.$I$14]/[.D14]" office:value-type="float" office:value="4.89902280130293" calcext:value-type="float">
            <text:p>4.89902280130293</text:p>
          </table:table-cell>
          <table:table-cell table:formula="of:=[.$I$14]/[.E14]" office:value-type="float" office:value="4.44181925575901" calcext:value-type="float">
            <text:p>4.44181925575901</text:p>
          </table:table-cell>
          <table:table-cell table:formula="of:=[.$I$14]/[.F14]" office:value-type="float" office:value="4.79591836734694" calcext:value-type="float">
            <text:p>4.79591836734694</text:p>
          </table:table-cell>
          <table:table-cell table:formula="of:=[.$I$14]/[.G14]" office:value-type="float" office:value="3.4337899543379" calcext:value-type="float">
            <text:p>3.4337899543379</text:p>
          </table:table-cell>
          <table:table-cell table:formula="of:=[.$I$14]/[.H14]" office:value-type="float" office:value="0.982621194302888" calcext:value-type="float">
            <text:p>0.982621194302888</text:p>
          </table:table-cell>
        </table:table-row>
        <table:table-row table:style-name="ro2">
          <table:table-cell table:style-name="ce1" office:value-type="float" office:value="5000000" calcext:value-type="float">
            <text:p>5000000</text:p>
          </table:table-cell>
          <table:table-cell table:style-name="ce6" office:value-type="float" office:value="0.0579" calcext:value-type="float">
            <text:p>0.0579</text:p>
          </table:table-cell>
          <table:table-cell table:style-name="ce6" office:value-type="float" office:value="0.0527" calcext:value-type="float">
            <text:p>0.0527</text:p>
          </table:table-cell>
          <table:table-cell table:style-name="ce6" office:value-type="float" office:value="0.04736" calcext:value-type="float">
            <text:p>0.04736</text:p>
          </table:table-cell>
          <table:table-cell table:style-name="ce6" office:value-type="float" office:value="0.04588" calcext:value-type="float">
            <text:p>0.04588</text:p>
          </table:table-cell>
          <table:table-cell table:style-name="ce6" office:value-type="float" office:value="0.0476" calcext:value-type="float">
            <text:p>0.0476</text:p>
          </table:table-cell>
          <table:table-cell table:style-name="ce6" office:value-type="float" office:value="0.05158" calcext:value-type="float">
            <text:p>0.05158</text:p>
          </table:table-cell>
          <table:table-cell table:style-name="ce6" office:value-type="float" office:value="0.2318" calcext:value-type="float">
            <text:p>0.2318</text:p>
          </table:table-cell>
          <table:table-cell table:style-name="ce6" office:value-type="float" office:value="0.22624" calcext:value-type="float">
            <text:p>0.22624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table:formula="of:=[.$I$15]/[.B15]" office:value-type="float" office:value="3.90742659758204" calcext:value-type="float">
            <text:p>3.90742659758204</text:p>
          </table:table-cell>
          <table:table-cell table:formula="of:=[.$I$15]/[.C15]" office:value-type="float" office:value="4.29297912713473" calcext:value-type="float">
            <text:p>4.29297912713473</text:p>
          </table:table-cell>
          <table:table-cell table:formula="of:=[.$I$15]/[.D15]" office:value-type="float" office:value="4.77702702702703" calcext:value-type="float">
            <text:p>4.77702702702703</text:p>
          </table:table-cell>
          <table:table-cell table:formula="of:=[.$I$15]/[.E15]" office:value-type="float" office:value="4.93112467306016" calcext:value-type="float">
            <text:p>4.93112467306016</text:p>
          </table:table-cell>
          <table:table-cell table:formula="of:=[.$I$15]/[.F15]" office:value-type="float" office:value="4.75294117647059" calcext:value-type="float">
            <text:p>4.75294117647059</text:p>
          </table:table-cell>
          <table:table-cell table:formula="of:=[.$I$15]/[.G15]" office:value-type="float" office:value="4.38619620007755" calcext:value-type="float">
            <text:p>4.38619620007755</text:p>
          </table:table-cell>
          <table:table-cell table:formula="of:=[.$I$15]/[.H15]" office:value-type="float" office:value="0.976013805004314" calcext:value-type="float">
            <text:p>0.976013805004314</text:p>
          </table:table-cell>
        </table:table-row>
        <table:table-row table:style-name="ro2" table:number-rows-repeated="3">
          <table:table-cell table:style-name="ce3"/>
          <table:table-cell table:number-columns-repeated="18"/>
        </table:table-row>
        <table:table-row table:style-name="ro2">
          <table:table-cell table:style-name="ce1"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0000000" calcext:value-type="float">
            <text:p>10000000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string" calcext:value-type="string">
            <text:p>Serial</text:p>
          </table:table-cell>
          <table:table-cell table:number-columns-repeated="6"/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2">
          <table:table-cell table:style-name="ce1" office:value-type="float" office:value="11250000" calcext:value-type="float">
            <text:p>11250000</text:p>
          </table:table-cell>
          <table:table-cell table:style-name="ce6" office:value-type="float" office:value="0.1184" calcext:value-type="float">
            <text:p>0.1184</text:p>
          </table:table-cell>
          <table:table-cell table:style-name="ce6" office:value-type="float" office:value="0.11576" calcext:value-type="float">
            <text:p>0.11576</text:p>
          </table:table-cell>
          <table:table-cell table:style-name="ce6" office:value-type="float" office:value="0.24498" calcext:value-type="float">
            <text:p>0.24498</text:p>
          </table:table-cell>
          <table:table-cell table:style-name="ce6" office:value-type="float" office:value="0.50772" calcext:value-type="float">
            <text:p>0.50772</text:p>
          </table:table-cell>
          <table:table-cell table:style-name="ce6" office:value-type="float" office:value="0.49662" calcext:value-type="float">
            <text:p>0.49662</text:p>
          </table:table-cell>
          <table:table-cell table:number-columns-repeated="5"/>
          <table:table-cell office:value-type="float" office:value="11250000" calcext:value-type="float">
            <text:p>11250000</text:p>
          </table:table-cell>
          <table:table-cell table:formula="of:=[.$F$20]/[.B20]" office:value-type="float" office:value="4.19442567567568" calcext:value-type="float">
            <text:p>4.19442567567568</text:p>
          </table:table-cell>
          <table:table-cell table:formula="of:=[.$F$20]/[.C20]" office:value-type="float" office:value="4.29008293020041" calcext:value-type="float">
            <text:p>4.29008293020041</text:p>
          </table:table-cell>
          <table:table-cell table:formula="of:=[.$F$20]/[.D20]" office:value-type="float" office:value="2.02718589272594" calcext:value-type="float">
            <text:p>2.02718589272594</text:p>
          </table:table-cell>
          <table:table-cell table:formula="of:=[.$F$20]/[.E20]" office:value-type="float" office:value="0.978137556133302" calcext:value-type="float">
            <text:p>0.978137556133302</text:p>
          </table:table-cell>
          <table:table-cell table:number-columns-repeated="3"/>
        </table:table-row>
        <table:table-row table:style-name="ro2">
          <table:table-cell table:style-name="ce1" office:value-type="float" office:value="20000000" calcext:value-type="float">
            <text:p>20000000</text:p>
          </table:table-cell>
          <table:table-cell table:style-name="ce6" office:value-type="float" office:value="0.20968" calcext:value-type="float">
            <text:p>0.20968</text:p>
          </table:table-cell>
          <table:table-cell table:style-name="ce6" office:value-type="float" office:value="0.1916" calcext:value-type="float">
            <text:p>0.1916</text:p>
          </table:table-cell>
          <table:table-cell table:style-name="ce6" office:value-type="float" office:value="0.22142" calcext:value-type="float">
            <text:p>0.22142</text:p>
          </table:table-cell>
          <table:table-cell table:style-name="ce6" office:value-type="float" office:value="0.88962" calcext:value-type="float">
            <text:p>0.88962</text:p>
          </table:table-cell>
          <table:table-cell table:style-name="ce6" office:value-type="float" office:value="0.88164" calcext:value-type="float">
            <text:p>0.88164</text:p>
          </table:table-cell>
          <table:table-cell table:number-columns-repeated="5"/>
          <table:table-cell office:value-type="float" office:value="20000000" calcext:value-type="float">
            <text:p>20000000</text:p>
          </table:table-cell>
          <table:table-cell table:formula="of:=[.$F$21]/[.B21]" office:value-type="float" office:value="4.20469286531858" calcext:value-type="float">
            <text:p>4.20469286531858</text:p>
          </table:table-cell>
          <table:table-cell table:formula="of:=[.$F$21]/[.C21]" office:value-type="float" office:value="4.60146137787056" calcext:value-type="float">
            <text:p>4.60146137787056</text:p>
          </table:table-cell>
          <table:table-cell table:formula="of:=[.$F$21]/[.D21]" office:value-type="float" office:value="3.98175413241803" calcext:value-type="float">
            <text:p>3.98175413241803</text:p>
          </table:table-cell>
          <table:table-cell table:formula="of:=[.$F$21]/[.E21]" office:value-type="float" office:value="0.991029877925406" calcext:value-type="float">
            <text:p>0.991029877925406</text:p>
          </table:table-cell>
          <table:table-cell table:number-columns-repeated="3"/>
        </table:table-row>
        <table:table-row table:style-name="ro2">
          <table:table-cell table:style-name="ce1" office:value-type="float" office:value="31250000" calcext:value-type="float">
            <text:p>31250000</text:p>
          </table:table-cell>
          <table:table-cell table:style-name="ce6" office:value-type="float" office:value="0.32266" calcext:value-type="float">
            <text:p>0.32266</text:p>
          </table:table-cell>
          <table:table-cell table:style-name="ce6" office:value-type="float" office:value="0.30304" calcext:value-type="float">
            <text:p>0.30304</text:p>
          </table:table-cell>
          <table:table-cell table:style-name="ce6" office:value-type="float" office:value="0.3512" calcext:value-type="float">
            <text:p>0.3512</text:p>
          </table:table-cell>
          <table:table-cell table:style-name="ce6" office:value-type="float" office:value="1.40264" calcext:value-type="float">
            <text:p>1.40264</text:p>
          </table:table-cell>
          <table:table-cell table:style-name="ce6" office:value-type="float" office:value="1.36476" calcext:value-type="float">
            <text:p>1.36476</text:p>
          </table:table-cell>
          <table:table-cell table:number-columns-repeated="5"/>
          <table:table-cell office:value-type="float" office:value="31250000" calcext:value-type="float">
            <text:p>31250000</text:p>
          </table:table-cell>
          <table:table-cell table:formula="of:=[.$F$22]/[.B22]" office:value-type="float" office:value="4.22971548998946" calcext:value-type="float">
            <text:p>4.22971548998946</text:p>
          </table:table-cell>
          <table:table-cell table:formula="of:=[.$F$22]/[.C22]" office:value-type="float" office:value="4.50356388595565" calcext:value-type="float">
            <text:p>4.50356388595565</text:p>
          </table:table-cell>
          <table:table-cell table:formula="of:=[.$F$22]/[.D22]" office:value-type="float" office:value="3.88599088838269" calcext:value-type="float">
            <text:p>3.88599088838269</text:p>
          </table:table-cell>
          <table:table-cell table:formula="of:=[.$F$22]/[.E22]" office:value-type="float" office:value="0.972993783151771" calcext:value-type="float">
            <text:p>0.972993783151771</text:p>
          </table:table-cell>
          <table:table-cell table:number-columns-repeated="3"/>
        </table:table-row>
        <table:table-row table:style-name="ro2">
          <table:table-cell table:style-name="ce1" office:value-type="float" office:value="45000000" calcext:value-type="float">
            <text:p>45000000</text:p>
          </table:table-cell>
          <table:table-cell table:style-name="ce6" office:value-type="float" office:value="0.49912" calcext:value-type="float">
            <text:p>0.49912</text:p>
          </table:table-cell>
          <table:table-cell table:style-name="ce6" office:value-type="float" office:value="0.4439" calcext:value-type="float">
            <text:p>0.4439</text:p>
          </table:table-cell>
          <table:table-cell table:style-name="ce6" office:value-type="float" office:value="0.42278" calcext:value-type="float">
            <text:p>0.42278</text:p>
          </table:table-cell>
          <table:table-cell table:style-name="ce6" office:value-type="float" office:value="2.00386" calcext:value-type="float">
            <text:p>2.00386</text:p>
          </table:table-cell>
          <table:table-cell table:style-name="ce6" office:value-type="float" office:value="1.99082" calcext:value-type="float">
            <text:p>1.99082</text:p>
          </table:table-cell>
          <table:table-cell table:number-columns-repeated="5"/>
          <table:table-cell office:value-type="float" office:value="45000000" calcext:value-type="float">
            <text:p>45000000</text:p>
          </table:table-cell>
          <table:table-cell table:formula="of:=[.$F$23]/[.B23]" office:value-type="float" office:value="3.98866004167334" calcext:value-type="float">
            <text:p>3.98866004167334</text:p>
          </table:table-cell>
          <table:table-cell table:formula="of:=[.$F$23]/[.C23]" office:value-type="float" office:value="4.48483892768642" calcext:value-type="float">
            <text:p>4.48483892768642</text:p>
          </table:table-cell>
          <table:table-cell table:formula="of:=[.$F$23]/[.D23]" office:value-type="float" office:value="4.70887932257912" calcext:value-type="float">
            <text:p>4.70887932257912</text:p>
          </table:table-cell>
          <table:table-cell table:formula="of:=[.$F$23]/[.E23]" office:value-type="float" office:value="0.993492559360434" calcext:value-type="float">
            <text:p>0.993492559360434</text:p>
          </table:table-cell>
          <table:table-cell table:number-columns-repeated="3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Architecture 2</text:p>
          </table:table-cell>
          <table:table-cell table:number-columns-repeated="10"/>
          <table:table-cell office:value-type="string" calcext:value-type="string">
            <text:p>Architecture 2</text:p>
          </table:table-cell>
          <table:table-cell table:number-columns-repeated="7"/>
        </table:table-row>
        <table:table-row table:style-name="ro2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string" calcext:value-type="string">
            <text:p>Serial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2">
          <table:table-cell table:style-name="ce1" table:formula="of:=20*20*20" office:value-type="float" office:value="8000" calcext:value-type="float">
            <text:p>8000</text:p>
          </table:table-cell>
          <table:table-cell table:style-name="ce5" office:value-type="float" office:value="0.00086" calcext:value-type="float">
            <text:p>8.60E-04</text:p>
          </table:table-cell>
          <table:table-cell table:style-name="ce5" office:value-type="float" office:value="0.00082" calcext:value-type="float">
            <text:p>8.20E-04</text:p>
          </table:table-cell>
          <table:table-cell table:style-name="ce5" office:value-type="float" office:value="0.00084" calcext:value-type="float">
            <text:p>8.40E-04</text:p>
          </table:table-cell>
          <table:table-cell table:style-name="ce5" office:value-type="float" office:value="0.00058" calcext:value-type="float">
            <text:p>5.80E-04</text:p>
          </table:table-cell>
          <table:table-cell table:style-name="ce5" office:value-type="float" office:value="0.00074" calcext:value-type="float">
            <text:p>7.40E-04</text:p>
          </table:table-cell>
          <table:table-cell table:style-name="ce5" office:value-type="float" office:value="0.00078" calcext:value-type="float">
            <text:p>7.80E-04</text:p>
          </table:table-cell>
          <table:table-cell table:style-name="ce5" office:value-type="float" office:value="0.00036" calcext:value-type="float">
            <text:p>3.60E-04</text:p>
          </table:table-cell>
          <table:table-cell table:style-name="ce2"/>
          <table:table-cell table:number-columns-repeated="2"/>
          <table:table-cell table:formula="of:=20*20*20" office:value-type="float" office:value="8000" calcext:value-type="float">
            <text:p>8000</text:p>
          </table:table-cell>
          <table:table-cell table:style-name="ce2" table:formula="of:=[.$H$30]/[.B30]" office:value-type="float" office:value="0.418604651162791" calcext:value-type="float">
            <text:p>4.19E-01</text:p>
          </table:table-cell>
          <table:table-cell table:style-name="ce2" table:formula="of:=[.$H$30]/[.C30]" office:value-type="float" office:value="0.439024390243902" calcext:value-type="float">
            <text:p>4.39E-01</text:p>
          </table:table-cell>
          <table:table-cell table:style-name="ce2" table:formula="of:=[.$H$30]/[.D30]" office:value-type="float" office:value="0.428571428571429" calcext:value-type="float">
            <text:p>4.29E-01</text:p>
          </table:table-cell>
          <table:table-cell table:style-name="ce2" table:formula="of:=[.$H$30]/[.E30]" office:value-type="float" office:value="0.620689655172414" calcext:value-type="float">
            <text:p>6.21E-01</text:p>
          </table:table-cell>
          <table:table-cell table:style-name="ce2" table:formula="of:=[.$H$30]/[.F30]" office:value-type="float" office:value="0.486486486486486" calcext:value-type="float">
            <text:p>4.86E-01</text:p>
          </table:table-cell>
          <table:table-cell table:style-name="ce2" table:formula="of:=[.$H$30]/[.G30]" office:value-type="float" office:value="0.461538461538462" calcext:value-type="float">
            <text:p>4.62E-01</text:p>
          </table:table-cell>
          <table:table-cell table:style-name="ce2"/>
        </table:table-row>
        <table:table-row table:style-name="ro2">
          <table:table-cell table:style-name="ce1" office:value-type="float" office:value="32000" calcext:value-type="float">
            <text:p>32000</text:p>
          </table:table-cell>
          <table:table-cell table:style-name="ce5" office:value-type="float" office:value="0.000960000000000001" calcext:value-type="float">
            <text:p>9.60E-04</text:p>
          </table:table-cell>
          <table:table-cell table:style-name="ce5" office:value-type="float" office:value="0.000980000000000001" calcext:value-type="float">
            <text:p>9.80E-04</text:p>
          </table:table-cell>
          <table:table-cell table:style-name="ce5" office:value-type="float" office:value="0.000960000000000001" calcext:value-type="float">
            <text:p>9.60E-04</text:p>
          </table:table-cell>
          <table:table-cell table:style-name="ce6" office:value-type="float" office:value="0.0011" calcext:value-type="float">
            <text:p>0.0011</text:p>
          </table:table-cell>
          <table:table-cell table:style-name="ce6" office:value-type="float" office:value="0.00188" calcext:value-type="float">
            <text:p>0.00188</text:p>
          </table:table-cell>
          <table:table-cell table:style-name="ce6" office:value-type="float" office:value="0.00187" calcext:value-type="float">
            <text:p>0.00187</text:p>
          </table:table-cell>
          <table:table-cell table:style-name="ce6" office:value-type="float" office:value="0.0018" calcext:value-type="float">
            <text:p>0.0018</text:p>
          </table:table-cell>
          <table:table-cell table:style-name="ce2"/>
          <table:table-cell table:number-columns-repeated="2"/>
          <table:table-cell office:value-type="float" office:value="32000" calcext:value-type="float">
            <text:p>32000</text:p>
          </table:table-cell>
          <table:table-cell table:style-name="ce2" table:formula="of:=[.$H$31]/[.B31]" office:value-type="float" office:value="1.875" calcext:value-type="float">
            <text:p>1.88E+00</text:p>
          </table:table-cell>
          <table:table-cell table:style-name="ce2" table:formula="of:=[.$H$31]/[.C31]" office:value-type="float" office:value="1.83673469387755" calcext:value-type="float">
            <text:p>1.84E+00</text:p>
          </table:table-cell>
          <table:table-cell table:style-name="ce2" table:formula="of:=[.$H$31]/[.D31]" office:value-type="float" office:value="1.875" calcext:value-type="float">
            <text:p>1.88E+00</text:p>
          </table:table-cell>
          <table:table-cell table:style-name="ce2" table:formula="of:=[.$H$31]/[.E31]" office:value-type="float" office:value="1.63636363636364" calcext:value-type="float">
            <text:p>1.64E+00</text:p>
          </table:table-cell>
          <table:table-cell table:style-name="ce2" table:formula="of:=[.$H$31]/[.F31]" office:value-type="float" office:value="0.957446808510638" calcext:value-type="float">
            <text:p>9.57E-01</text:p>
          </table:table-cell>
          <table:table-cell table:style-name="ce2" table:formula="of:=[.$H$31]/[.G31]" office:value-type="float" office:value="0.962566844919786" calcext:value-type="float">
            <text:p>9.63E-01</text:p>
          </table:table-cell>
          <table:table-cell/>
        </table:table-row>
        <table:table-row table:style-name="ro2">
          <table:table-cell table:style-name="ce1" office:value-type="float" office:value="72000" calcext:value-type="float">
            <text:p>72000</text:p>
          </table:table-cell>
          <table:table-cell table:style-name="ce6" office:value-type="float" office:value="0.0012" calcext:value-type="float">
            <text:p>0.0012</text:p>
          </table:table-cell>
          <table:table-cell table:style-name="ce6" office:value-type="float" office:value="0.0013" calcext:value-type="float">
            <text:p>0.0013</text:p>
          </table:table-cell>
          <table:table-cell table:style-name="ce6" office:value-type="float" office:value="0.00166" calcext:value-type="float">
            <text:p>0.00166</text:p>
          </table:table-cell>
          <table:table-cell table:style-name="ce6" office:value-type="float" office:value="0.0017" calcext:value-type="float">
            <text:p>0.0017</text:p>
          </table:table-cell>
          <table:table-cell table:style-name="ce6" office:value-type="float" office:value="0.00354" calcext:value-type="float">
            <text:p>0.00354</text:p>
          </table:table-cell>
          <table:table-cell table:style-name="ce6" office:value-type="float" office:value="0.0039" calcext:value-type="float">
            <text:p>0.0039</text:p>
          </table:table-cell>
          <table:table-cell table:style-name="ce6" office:value-type="float" office:value="0.00332" calcext:value-type="float">
            <text:p>0.00332</text:p>
          </table:table-cell>
          <table:table-cell table:style-name="ce2"/>
          <table:table-cell table:number-columns-repeated="2"/>
          <table:table-cell office:value-type="float" office:value="72000" calcext:value-type="float">
            <text:p>72000</text:p>
          </table:table-cell>
          <table:table-cell table:style-name="ce2" table:formula="of:=[.$H$32]/[.B32]" office:value-type="float" office:value="2.76666666666667" calcext:value-type="float">
            <text:p>2.77E+00</text:p>
          </table:table-cell>
          <table:table-cell table:style-name="ce2" table:formula="of:=[.$H$32]/[.C32]" office:value-type="float" office:value="2.55384615384615" calcext:value-type="float">
            <text:p>2.55E+00</text:p>
          </table:table-cell>
          <table:table-cell table:style-name="ce2" table:formula="of:=[.$H$32]/[.D32]" office:value-type="float" office:value="2" calcext:value-type="float">
            <text:p>2.00E+00</text:p>
          </table:table-cell>
          <table:table-cell table:style-name="ce2" table:formula="of:=[.$H$32]/[.E32]" office:value-type="float" office:value="1.95294117647059" calcext:value-type="float">
            <text:p>1.95E+00</text:p>
          </table:table-cell>
          <table:table-cell table:style-name="ce2" table:formula="of:=[.$H$32]/[.F32]" office:value-type="float" office:value="0.937853107344633" calcext:value-type="float">
            <text:p>9.38E-01</text:p>
          </table:table-cell>
          <table:table-cell table:style-name="ce2" table:formula="of:=[.$H$32]/[.G32]" office:value-type="float" office:value="0.851282051282051" calcext:value-type="float">
            <text:p>8.51E-01</text:p>
          </table:table-cell>
          <table:table-cell/>
        </table:table-row>
        <table:table-row table:style-name="ro2">
          <table:table-cell table:style-name="ce1" office:value-type="float" office:value="128000" calcext:value-type="float">
            <text:p>128000</text:p>
          </table:table-cell>
          <table:table-cell table:style-name="ce6" office:value-type="float" office:value="0.00224" calcext:value-type="float">
            <text:p>0.00224</text:p>
          </table:table-cell>
          <table:table-cell table:style-name="ce6" office:value-type="float" office:value="0.00202" calcext:value-type="float">
            <text:p>0.00202</text:p>
          </table:table-cell>
          <table:table-cell table:style-name="ce6" office:value-type="float" office:value="0.0018" calcext:value-type="float">
            <text:p>0.0018</text:p>
          </table:table-cell>
          <table:table-cell table:style-name="ce6" office:value-type="float" office:value="0.00216" calcext:value-type="float">
            <text:p>0.00216</text:p>
          </table:table-cell>
          <table:table-cell table:style-name="ce6" office:value-type="float" office:value="0.00332" calcext:value-type="float">
            <text:p>0.00332</text:p>
          </table:table-cell>
          <table:table-cell table:style-name="ce6" office:value-type="float" office:value="0.00634" calcext:value-type="float">
            <text:p>0.00634</text:p>
          </table:table-cell>
          <table:table-cell table:style-name="ce6" office:value-type="float" office:value="0.006" calcext:value-type="float">
            <text:p>0.006</text:p>
          </table:table-cell>
          <table:table-cell table:style-name="ce2"/>
          <table:table-cell table:number-columns-repeated="2"/>
          <table:table-cell office:value-type="float" office:value="128000" calcext:value-type="float">
            <text:p>128000</text:p>
          </table:table-cell>
          <table:table-cell table:style-name="ce2" table:formula="of:=[.$H$33]/[.B33]" office:value-type="float" office:value="2.67857142857143" calcext:value-type="float">
            <text:p>2.68E+00</text:p>
          </table:table-cell>
          <table:table-cell table:style-name="ce2" table:formula="of:=[.$H$33]/[.C33]" office:value-type="float" office:value="2.97029702970297" calcext:value-type="float">
            <text:p>2.97E+00</text:p>
          </table:table-cell>
          <table:table-cell table:style-name="ce2" table:formula="of:=[.$H$33]/[.D33]" office:value-type="float" office:value="3.33333333333333" calcext:value-type="float">
            <text:p>3.33E+00</text:p>
          </table:table-cell>
          <table:table-cell table:style-name="ce2" table:formula="of:=[.$H$33]/[.E33]" office:value-type="float" office:value="2.77777777777778" calcext:value-type="float">
            <text:p>2.78E+00</text:p>
          </table:table-cell>
          <table:table-cell table:style-name="ce2" table:formula="of:=[.$H$33]/[.F33]" office:value-type="float" office:value="1.80722891566265" calcext:value-type="float">
            <text:p>1.81E+00</text:p>
          </table:table-cell>
          <table:table-cell table:style-name="ce2" table:formula="of:=[.$H$33]/[.G33]" office:value-type="float" office:value="0.946372239747634" calcext:value-type="float">
            <text:p>9.46E-01</text:p>
          </table:table-cell>
          <table:table-cell/>
        </table:table-row>
        <table:table-row table:style-name="ro2">
          <table:table-cell table:style-name="ce4"/>
          <table:table-cell table:style-name="ce2" table:number-columns-repeated="8"/>
          <table:table-cell table:number-columns-repeated="3"/>
          <table:table-cell table:style-name="ce2" table:number-columns-repeated="7"/>
        </table:table-row>
        <table:table-row table:style-name="ro2" table:number-rows-repeated="2">
          <table:table-cell table:style-name="ce4"/>
          <table:table-cell table:number-columns-repeated="18"/>
        </table:table-row>
        <table:table-row table:style-name="ro2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0000000" calcext:value-type="float">
            <text:p>10000000</text:p>
          </table:table-cell>
          <table:table-cell table:style-name="ce1" office:value-type="string" calcext:value-type="string">
            <text:p>Seria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2">
          <table:table-cell table:style-name="ce1" office:value-type="float" office:value="200000" calcext:value-type="float">
            <text:p>200000</text:p>
          </table:table-cell>
          <table:table-cell table:style-name="ce6" office:value-type="float" office:value="0.00586" calcext:value-type="float">
            <text:p>0.00586</text:p>
          </table:table-cell>
          <table:table-cell table:style-name="ce6" office:value-type="float" office:value="0.00628" calcext:value-type="float">
            <text:p>0.00628</text:p>
          </table:table-cell>
          <table:table-cell table:style-name="ce6" office:value-type="float" office:value="0.00434" calcext:value-type="float">
            <text:p>0.00434</text:p>
          </table:table-cell>
          <table:table-cell table:style-name="ce6" office:value-type="float" office:value="0.00402" calcext:value-type="float">
            <text:p>0.00402</text:p>
          </table:table-cell>
          <table:table-cell table:style-name="ce6" office:value-type="float" office:value="0.00462" calcext:value-type="float">
            <text:p>0.00462</text:p>
          </table:table-cell>
          <table:table-cell table:style-name="ce6" office:value-type="float" office:value="0.01104" calcext:value-type="float">
            <text:p>0.01104</text:p>
          </table:table-cell>
          <table:table-cell table:style-name="ce6" office:value-type="float" office:value="0.01106" calcext:value-type="float">
            <text:p>0.01106</text:p>
          </table:table-cell>
          <table:table-cell table:style-name="ce6" office:value-type="float" office:value="0.01474" calcext:value-type="float">
            <text:p>0.01474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$I$38]/[.B38]" office:value-type="float" office:value="2.51535836177474" calcext:value-type="float">
            <text:p>2.51535836177474</text:p>
          </table:table-cell>
          <table:table-cell table:formula="of:=[.$I$38]/[.C38]" office:value-type="float" office:value="2.34713375796178" calcext:value-type="float">
            <text:p>2.34713375796178</text:p>
          </table:table-cell>
          <table:table-cell table:formula="of:=[.$I$38]/[.D38]" office:value-type="float" office:value="3.3963133640553" calcext:value-type="float">
            <text:p>3.3963133640553</text:p>
          </table:table-cell>
          <table:table-cell table:formula="of:=[.$I$38]/[.E38]" office:value-type="float" office:value="3.66666666666667" calcext:value-type="float">
            <text:p>3.66666666666667</text:p>
          </table:table-cell>
          <table:table-cell table:formula="of:=[.$I$38]/[.F38]" office:value-type="float" office:value="3.19047619047619" calcext:value-type="float">
            <text:p>3.19047619047619</text:p>
          </table:table-cell>
          <table:table-cell table:formula="of:=[.$I$38]/[.G38]" office:value-type="float" office:value="1.33514492753623" calcext:value-type="float">
            <text:p>1.33514492753623</text:p>
          </table:table-cell>
          <table:table-cell table:formula="of:=[.$I$38]/[.H38]" office:value-type="float" office:value="1.33273056057866" calcext:value-type="float">
            <text:p>1.33273056057866</text:p>
          </table:table-cell>
        </table:table-row>
        <table:table-row table:style-name="ro2">
          <table:table-cell table:style-name="ce1" office:value-type="float" office:value="800000" calcext:value-type="float">
            <text:p>800000</text:p>
          </table:table-cell>
          <table:table-cell table:style-name="ce6" office:value-type="float" office:value="0.01134" calcext:value-type="float">
            <text:p>0.01134</text:p>
          </table:table-cell>
          <table:table-cell table:style-name="ce6" office:value-type="float" office:value="0.01034" calcext:value-type="float">
            <text:p>0.01034</text:p>
          </table:table-cell>
          <table:table-cell table:style-name="ce6" office:value-type="float" office:value="0.0112" calcext:value-type="float">
            <text:p>0.0112</text:p>
          </table:table-cell>
          <table:table-cell table:style-name="ce6" office:value-type="float" office:value="0.01072" calcext:value-type="float">
            <text:p>0.01072</text:p>
          </table:table-cell>
          <table:table-cell table:style-name="ce6" office:value-type="float" office:value="0.0108" calcext:value-type="float">
            <text:p>0.0108</text:p>
          </table:table-cell>
          <table:table-cell table:style-name="ce6" office:value-type="float" office:value="0.04034" calcext:value-type="float">
            <text:p>0.04034</text:p>
          </table:table-cell>
          <table:table-cell table:style-name="ce6" office:value-type="float" office:value="0.0402" calcext:value-type="float">
            <text:p>0.0402</text:p>
          </table:table-cell>
          <table:table-cell table:style-name="ce6" office:value-type="float" office:value="0.03648" calcext:value-type="float">
            <text:p>0.03648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$I$39]/[.B39]" office:value-type="float" office:value="3.21693121693122" calcext:value-type="float">
            <text:p>3.21693121693122</text:p>
          </table:table-cell>
          <table:table-cell table:formula="of:=[.$I$39]/[.C39]" office:value-type="float" office:value="3.52804642166344" calcext:value-type="float">
            <text:p>3.52804642166344</text:p>
          </table:table-cell>
          <table:table-cell table:formula="of:=[.$I$39]/[.D39]" office:value-type="float" office:value="3.25714285714286" calcext:value-type="float">
            <text:p>3.25714285714286</text:p>
          </table:table-cell>
          <table:table-cell table:formula="of:=[.$I$39]/[.E39]" office:value-type="float" office:value="3.40298507462687" calcext:value-type="float">
            <text:p>3.40298507462687</text:p>
          </table:table-cell>
          <table:table-cell table:formula="of:=[.$I$39]/[.F39]" office:value-type="float" office:value="3.37777777777778" calcext:value-type="float">
            <text:p>3.37777777777778</text:p>
          </table:table-cell>
          <table:table-cell table:formula="of:=[.$I$39]/[.G39]" office:value-type="float" office:value="0.904313336638572" calcext:value-type="float">
            <text:p>0.904313336638572</text:p>
          </table:table-cell>
          <table:table-cell table:formula="of:=[.$I$39]/[.H39]" office:value-type="float" office:value="0.907462686567164" calcext:value-type="float">
            <text:p>0.907462686567164</text:p>
          </table:table-cell>
        </table:table-row>
        <table:table-row table:style-name="ro2">
          <table:table-cell table:style-name="ce1" office:value-type="float" office:value="1800000" calcext:value-type="float">
            <text:p>1800000</text:p>
          </table:table-cell>
          <table:table-cell table:style-name="ce6" office:value-type="float" office:value="0.0257" calcext:value-type="float">
            <text:p>0.0257</text:p>
          </table:table-cell>
          <table:table-cell table:style-name="ce6" office:value-type="float" office:value="0.02264" calcext:value-type="float">
            <text:p>0.02264</text:p>
          </table:table-cell>
          <table:table-cell table:style-name="ce6" office:value-type="float" office:value="0.02228" calcext:value-type="float">
            <text:p>0.02228</text:p>
          </table:table-cell>
          <table:table-cell table:style-name="ce6" office:value-type="float" office:value="0.02196" calcext:value-type="float">
            <text:p>0.02196</text:p>
          </table:table-cell>
          <table:table-cell table:style-name="ce6" office:value-type="float" office:value="0.02276" calcext:value-type="float">
            <text:p>0.02276</text:p>
          </table:table-cell>
          <table:table-cell table:style-name="ce6" office:value-type="float" office:value="0.04564" calcext:value-type="float">
            <text:p>0.04564</text:p>
          </table:table-cell>
          <table:table-cell table:style-name="ce6" office:value-type="float" office:value="0.0871400000000001" calcext:value-type="float">
            <text:p>0.08714</text:p>
          </table:table-cell>
          <table:table-cell table:style-name="ce6" office:value-type="float" office:value="0.07966" calcext:value-type="float">
            <text:p>0.07966</text:p>
          </table:table-cell>
          <table:table-cell table:number-columns-repeated="2"/>
          <table:table-cell office:value-type="float" office:value="1800000" calcext:value-type="float">
            <text:p>1800000</text:p>
          </table:table-cell>
          <table:table-cell table:formula="of:=[.$I$40]/[.B40]" office:value-type="float" office:value="3.09961089494163" calcext:value-type="float">
            <text:p>3.09961089494163</text:p>
          </table:table-cell>
          <table:table-cell table:formula="of:=[.$I$40]/[.C40]" office:value-type="float" office:value="3.51855123674912" calcext:value-type="float">
            <text:p>3.51855123674912</text:p>
          </table:table-cell>
          <table:table-cell table:formula="of:=[.$I$40]/[.D40]" office:value-type="float" office:value="3.5754039497307" calcext:value-type="float">
            <text:p>3.5754039497307</text:p>
          </table:table-cell>
          <table:table-cell table:formula="of:=[.$I$40]/[.E40]" office:value-type="float" office:value="3.62750455373406" calcext:value-type="float">
            <text:p>3.62750455373406</text:p>
          </table:table-cell>
          <table:table-cell table:formula="of:=[.$I$40]/[.F40]" office:value-type="float" office:value="3.5" calcext:value-type="float">
            <text:p>3.5</text:p>
          </table:table-cell>
          <table:table-cell table:formula="of:=[.$I$40]/[.G40]" office:value-type="float" office:value="1.74539877300613" calcext:value-type="float">
            <text:p>1.74539877300613</text:p>
          </table:table-cell>
          <table:table-cell table:formula="of:=[.$I$40]/[.H40]" office:value-type="float" office:value="0.914161120036722" calcext:value-type="float">
            <text:p>0.914161120036722</text:p>
          </table:table-cell>
        </table:table-row>
        <table:table-row table:style-name="ro2">
          <table:table-cell table:style-name="ce1" office:value-type="float" office:value="3200000" calcext:value-type="float">
            <text:p>3200000</text:p>
          </table:table-cell>
          <table:table-cell table:style-name="ce6" office:value-type="float" office:value="0.04516" calcext:value-type="float">
            <text:p>0.04516</text:p>
          </table:table-cell>
          <table:table-cell table:style-name="ce6" office:value-type="float" office:value="0.0418" calcext:value-type="float">
            <text:p>0.0418</text:p>
          </table:table-cell>
          <table:table-cell table:style-name="ce6" office:value-type="float" office:value="0.03922" calcext:value-type="float">
            <text:p>0.03922</text:p>
          </table:table-cell>
          <table:table-cell table:style-name="ce6" office:value-type="float" office:value="0.03856" calcext:value-type="float">
            <text:p>0.03856</text:p>
          </table:table-cell>
          <table:table-cell table:style-name="ce6" office:value-type="float" office:value="0.03872" calcext:value-type="float">
            <text:p>0.03872</text:p>
          </table:table-cell>
          <table:table-cell table:style-name="ce6" office:value-type="float" office:value="0.04134" calcext:value-type="float">
            <text:p>0.04134</text:p>
          </table:table-cell>
          <table:table-cell table:style-name="ce6" office:value-type="float" office:value="0.15366" calcext:value-type="float">
            <text:p>0.15366</text:p>
          </table:table-cell>
          <table:table-cell table:style-name="ce6" office:value-type="float" office:value="0.14412" calcext:value-type="float">
            <text:p>0.14412</text:p>
          </table:table-cell>
          <table:table-cell table:number-columns-repeated="2"/>
          <table:table-cell office:value-type="float" office:value="3200000" calcext:value-type="float">
            <text:p>3200000</text:p>
          </table:table-cell>
          <table:table-cell table:formula="of:=[.$I$41]/[.B41]" office:value-type="float" office:value="3.19131975199291" calcext:value-type="float">
            <text:p>3.19131975199291</text:p>
          </table:table-cell>
          <table:table-cell table:formula="of:=[.$I$41]/[.C41]" office:value-type="float" office:value="3.44784688995215" calcext:value-type="float">
            <text:p>3.44784688995215</text:p>
          </table:table-cell>
          <table:table-cell table:formula="of:=[.$I$41]/[.D41]" office:value-type="float" office:value="3.67465578786333" calcext:value-type="float">
            <text:p>3.67465578786333</text:p>
          </table:table-cell>
          <table:table-cell table:formula="of:=[.$I$41]/[.E41]" office:value-type="float" office:value="3.73755186721992" calcext:value-type="float">
            <text:p>3.73755186721992</text:p>
          </table:table-cell>
          <table:table-cell table:formula="of:=[.$I$41]/[.F41]" office:value-type="float" office:value="3.72210743801653" calcext:value-type="float">
            <text:p>3.72210743801653</text:p>
          </table:table-cell>
          <table:table-cell table:formula="of:=[.$I$41]/[.G41]" office:value-type="float" office:value="3.48621190130624" calcext:value-type="float">
            <text:p>3.48621190130624</text:p>
          </table:table-cell>
          <table:table-cell table:formula="of:=[.$I$41]/[.H41]" office:value-type="float" office:value="0.937914877001171" calcext:value-type="float">
            <text:p>0.937914877001171</text:p>
          </table:table-cell>
        </table:table-row>
        <table:table-row table:style-name="ro2">
          <table:table-cell table:style-name="ce1" office:value-type="float" office:value="5000000" calcext:value-type="float">
            <text:p>5000000</text:p>
          </table:table-cell>
          <table:table-cell table:style-name="ce6" office:value-type="float" office:value="0.07336" calcext:value-type="float">
            <text:p>0.07336</text:p>
          </table:table-cell>
          <table:table-cell table:style-name="ce6" office:value-type="float" office:value="0.06388" calcext:value-type="float">
            <text:p>0.06388</text:p>
          </table:table-cell>
          <table:table-cell table:style-name="ce6" office:value-type="float" office:value="0.06118" calcext:value-type="float">
            <text:p>0.06118</text:p>
          </table:table-cell>
          <table:table-cell table:style-name="ce6" office:value-type="float" office:value="0.0595" calcext:value-type="float">
            <text:p>0.0595</text:p>
          </table:table-cell>
          <table:table-cell table:style-name="ce6" office:value-type="float" office:value="0.0604" calcext:value-type="float">
            <text:p>0.0604</text:p>
          </table:table-cell>
          <table:table-cell table:style-name="ce6" office:value-type="float" office:value="0.0730000000000001" calcext:value-type="float">
            <text:p>0.073</text:p>
          </table:table-cell>
          <table:table-cell table:style-name="ce6" office:value-type="float" office:value="0.23868" calcext:value-type="float">
            <text:p>0.23868</text:p>
          </table:table-cell>
          <table:table-cell table:style-name="ce6" office:value-type="float" office:value="0.21994" calcext:value-type="float">
            <text:p>0.21994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table:formula="of:=[.$I$42]/[.B42]" office:value-type="float" office:value="2.99809160305344" calcext:value-type="float">
            <text:p>2.99809160305344</text:p>
          </table:table-cell>
          <table:table-cell table:formula="of:=[.$I$42]/[.C42]" office:value-type="float" office:value="3.44301815904822" calcext:value-type="float">
            <text:p>3.44301815904822</text:p>
          </table:table-cell>
          <table:table-cell table:formula="of:=[.$I$42]/[.D42]" office:value-type="float" office:value="3.59496567505721" calcext:value-type="float">
            <text:p>3.59496567505721</text:p>
          </table:table-cell>
          <table:table-cell table:formula="of:=[.$I$42]/[.E42]" office:value-type="float" office:value="3.69647058823529" calcext:value-type="float">
            <text:p>3.69647058823529</text:p>
          </table:table-cell>
          <table:table-cell table:formula="of:=[.$I$42]/[.F42]" office:value-type="float" office:value="3.64139072847682" calcext:value-type="float">
            <text:p>3.64139072847682</text:p>
          </table:table-cell>
          <table:table-cell table:formula="of:=[.$I$42]/[.G42]" office:value-type="float" office:value="3.01287671232876" calcext:value-type="float">
            <text:p>3.01287671232876</text:p>
          </table:table-cell>
          <table:table-cell table:formula="of:=[.$I$42]/[.H42]" office:value-type="float" office:value="0.921484833249539" calcext:value-type="float">
            <text:p>0.921484833249539</text:p>
          </table:table-cell>
        </table:table-row>
        <table:table-row table:style-name="ro2" table:number-rows-repeated="3">
          <table:table-cell table:style-name="ce4"/>
          <table:table-cell table:number-columns-repeated="18"/>
        </table:table-row>
        <table:table-row table:style-name="ro2">
          <table:table-cell table:style-name="ce1"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0000000" calcext:value-type="float">
            <text:p>10000000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string" calcext:value-type="string">
            <text:p>Serial</text:p>
          </table:table-cell>
          <table:table-cell table:number-columns-repeated="6"/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2">
          <table:table-cell table:style-name="ce1" office:value-type="float" office:value="11250000" calcext:value-type="float">
            <text:p>11250000</text:p>
          </table:table-cell>
          <table:table-cell table:style-name="ce6" office:value-type="float" office:value="0.13384" calcext:value-type="float">
            <text:p>0.13384</text:p>
          </table:table-cell>
          <table:table-cell table:style-name="ce6" office:value-type="float" office:value="0.13672" calcext:value-type="float">
            <text:p>0.13672</text:p>
          </table:table-cell>
          <table:table-cell table:style-name="ce6" office:value-type="float" office:value="0.25728" calcext:value-type="float">
            <text:p>0.25728</text:p>
          </table:table-cell>
          <table:table-cell table:style-name="ce6" office:value-type="float" office:value="0.53034" calcext:value-type="float">
            <text:p>0.53034</text:p>
          </table:table-cell>
          <table:table-cell table:style-name="ce6" office:value-type="float" office:value="0.49632" calcext:value-type="float">
            <text:p>0.49632</text:p>
          </table:table-cell>
          <table:table-cell table:number-columns-repeated="5"/>
          <table:table-cell office:value-type="float" office:value="11250000" calcext:value-type="float">
            <text:p>11250000</text:p>
          </table:table-cell>
          <table:table-cell table:formula="of:=[.$F$47]/[.B47]" office:value-type="float" office:value="3.7083084279737" calcext:value-type="float">
            <text:p>3.7083084279737</text:p>
          </table:table-cell>
          <table:table-cell table:formula="of:=[.$F$47]/[.C47]" office:value-type="float" office:value="3.63019309537741" calcext:value-type="float">
            <text:p>3.63019309537741</text:p>
          </table:table-cell>
          <table:table-cell table:formula="of:=[.$F$47]/[.D47]" office:value-type="float" office:value="1.92910447761194" calcext:value-type="float">
            <text:p>1.92910447761194</text:p>
          </table:table-cell>
          <table:table-cell table:formula="of:=[.$F$47]/[.E47]" office:value-type="float" office:value="0.935852471999095" calcext:value-type="float">
            <text:p>0.935852471999095</text:p>
          </table:table-cell>
          <table:table-cell table:number-columns-repeated="3"/>
        </table:table-row>
        <table:table-row table:style-name="ro2">
          <table:table-cell table:style-name="ce1" office:value-type="float" office:value="20000000" calcext:value-type="float">
            <text:p>20000000</text:p>
          </table:table-cell>
          <table:table-cell table:style-name="ce6" office:value-type="float" office:value="0.22456" calcext:value-type="float">
            <text:p>0.22456</text:p>
          </table:table-cell>
          <table:table-cell table:style-name="ce6" office:value-type="float" office:value="0.23506" calcext:value-type="float">
            <text:p>0.23506</text:p>
          </table:table-cell>
          <table:table-cell table:style-name="ce6" office:value-type="float" office:value="0.2298" calcext:value-type="float">
            <text:p>0.2298</text:p>
          </table:table-cell>
          <table:table-cell table:style-name="ce6" office:value-type="float" office:value="0.935139999999999" calcext:value-type="float">
            <text:p>0.935139999999999</text:p>
          </table:table-cell>
          <table:table-cell table:style-name="ce6" office:value-type="float" office:value="0.83836" calcext:value-type="float">
            <text:p>0.83836</text:p>
          </table:table-cell>
          <table:table-cell table:number-columns-repeated="5"/>
          <table:table-cell office:value-type="float" office:value="20000000" calcext:value-type="float">
            <text:p>20000000</text:p>
          </table:table-cell>
          <table:table-cell table:formula="of:=[.$F$48]/[.B48]" office:value-type="float" office:value="3.73334520840755" calcext:value-type="float">
            <text:p>3.73334520840755</text:p>
          </table:table-cell>
          <table:table-cell table:formula="of:=[.$F$48]/[.C48]" office:value-type="float" office:value="3.56657874585212" calcext:value-type="float">
            <text:p>3.56657874585212</text:p>
          </table:table-cell>
          <table:table-cell table:formula="of:=[.$F$48]/[.D48]" office:value-type="float" office:value="3.64821583986075" calcext:value-type="float">
            <text:p>3.64821583986075</text:p>
          </table:table-cell>
          <table:table-cell table:formula="of:=[.$F$48]/[.E48]" office:value-type="float" office:value="0.896507474816606" calcext:value-type="float">
            <text:p>0.896507474816606</text:p>
          </table:table-cell>
          <table:table-cell table:number-columns-repeated="3"/>
        </table:table-row>
        <table:table-row table:style-name="ro2">
          <table:table-cell table:style-name="ce1" office:value-type="float" office:value="31250000" calcext:value-type="float">
            <text:p>31250000</text:p>
          </table:table-cell>
          <table:table-cell table:style-name="ce6" office:value-type="float" office:value="0.34584" calcext:value-type="float">
            <text:p>0.34584</text:p>
          </table:table-cell>
          <table:table-cell table:style-name="ce6" office:value-type="float" office:value="0.35714" calcext:value-type="float">
            <text:p>0.35714</text:p>
          </table:table-cell>
          <table:table-cell table:style-name="ce6" office:value-type="float" office:value="0.35472" calcext:value-type="float">
            <text:p>0.35472</text:p>
          </table:table-cell>
          <table:table-cell table:style-name="ce6" office:value-type="float" office:value="1.48048" calcext:value-type="float">
            <text:p>1.48048</text:p>
          </table:table-cell>
          <table:table-cell table:style-name="ce6" office:value-type="float" office:value="1.305" calcext:value-type="float">
            <text:p>1.305</text:p>
          </table:table-cell>
          <table:table-cell table:number-columns-repeated="5"/>
          <table:table-cell office:value-type="float" office:value="31250000" calcext:value-type="float">
            <text:p>31250000</text:p>
          </table:table-cell>
          <table:table-cell table:formula="of:=[.$F$49]/[.B49]" office:value-type="float" office:value="3.7734212352533" calcext:value-type="float">
            <text:p>3.7734212352533</text:p>
          </table:table-cell>
          <table:table-cell table:formula="of:=[.$F$49]/[.C49]" office:value-type="float" office:value="3.65402923223386" calcext:value-type="float">
            <text:p>3.65402923223386</text:p>
          </table:table-cell>
          <table:table-cell table:formula="of:=[.$F$49]/[.D49]" office:value-type="float" office:value="3.67895805142084" calcext:value-type="float">
            <text:p>3.67895805142084</text:p>
          </table:table-cell>
          <table:table-cell table:formula="of:=[.$F$49]/[.E49]" office:value-type="float" office:value="0.881470874311034" calcext:value-type="float">
            <text:p>0.881470874311034</text:p>
          </table:table-cell>
          <table:table-cell table:number-columns-repeated="3"/>
        </table:table-row>
        <table:table-row table:style-name="ro2">
          <table:table-cell table:style-name="ce1" office:value-type="float" office:value="45000000" calcext:value-type="float">
            <text:p>45000000</text:p>
          </table:table-cell>
          <table:table-cell table:style-name="ce6" office:value-type="float" office:value="0.49664" calcext:value-type="float">
            <text:p>0.49664</text:p>
          </table:table-cell>
          <table:table-cell table:style-name="ce6" office:value-type="float" office:value="0.5058" calcext:value-type="float">
            <text:p>0.5058</text:p>
          </table:table-cell>
          <table:table-cell table:style-name="ce6" office:value-type="float" office:value="0.58022" calcext:value-type="float">
            <text:p>0.58022</text:p>
          </table:table-cell>
          <table:table-cell table:style-name="ce6" office:value-type="float" office:value="2.1004" calcext:value-type="float">
            <text:p>2.1004</text:p>
          </table:table-cell>
          <table:table-cell table:style-name="ce6" office:value-type="float" office:value="1.89626" calcext:value-type="float">
            <text:p>1.89626</text:p>
          </table:table-cell>
          <table:table-cell table:number-columns-repeated="5"/>
          <table:table-cell office:value-type="float" office:value="45000000" calcext:value-type="float">
            <text:p>45000000</text:p>
          </table:table-cell>
          <table:table-cell table:formula="of:=[.$F$50]/[.B50]" office:value-type="float" office:value="3.81817815721649" calcext:value-type="float">
            <text:p>3.81817815721649</text:p>
          </table:table-cell>
          <table:table-cell table:formula="of:=[.$F$50]/[.C50]" office:value-type="float" office:value="3.74903123764334" calcext:value-type="float">
            <text:p>3.74903123764334</text:p>
          </table:table-cell>
          <table:table-cell table:formula="of:=[.$F$50]/[.D50]" office:value-type="float" office:value="3.26817414084313" calcext:value-type="float">
            <text:p>3.26817414084313</text:p>
          </table:table-cell>
          <table:table-cell table:formula="of:=[.$F$50]/[.E50]" office:value-type="float" office:value="0.902808988764045" calcext:value-type="float">
            <text:p>0.902808988764045</text:p>
          </table:table-cell>
          <table:table-cell table:number-columns-repeated="3"/>
        </table:table-row>
        <table:table-row table:style-name="ro1" table:number-rows-repeated="48">
          <table:table-cell table:number-columns-repeated="19"/>
        </table:table-row>
        <table:table-row table:style-name="ro2">
          <table:table-cell table:number-columns-repeated="5"/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string" calcext:value-type="string">
            <text:p>Serial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1" table:formula="of:=20*20*20" office:value-type="float" office:value="8000" calcext:value-type="float">
            <text:p>8000</text:p>
          </table:table-cell>
          <table:table-cell table:style-name="ce5" office:value-type="float" office:value="0.000820000000000001" calcext:value-type="float">
            <text:p>8.20E-04</text:p>
          </table:table-cell>
          <table:table-cell table:style-name="ce5" office:value-type="float" office:value="0.00066" calcext:value-type="float">
            <text:p>6.60E-04</text:p>
          </table:table-cell>
          <table:table-cell table:style-name="ce5" office:value-type="float" office:value="0.000820000000000001" calcext:value-type="float">
            <text:p>8.20E-04</text:p>
          </table:table-cell>
          <table:table-cell table:style-name="ce5" office:value-type="float" office:value="0.00088" calcext:value-type="float">
            <text:p>8.80E-04</text:p>
          </table:table-cell>
          <table:table-cell table:style-name="ce5" office:value-type="float" office:value="0.00082" calcext:value-type="float">
            <text:p>8.20E-04</text:p>
          </table:table-cell>
          <table:table-cell table:style-name="ce5" office:value-type="float" office:value="0.000880000000000001" calcext:value-type="float">
            <text:p>8.80E-04</text:p>
          </table:table-cell>
          <table:table-cell table:style-name="ce5" office:value-type="float" office:value="0.000700000000000001" calcext:value-type="float">
            <text:p>7.00E-04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1" office:value-type="float" office:value="32000" calcext:value-type="float">
            <text:p>32000</text:p>
          </table:table-cell>
          <table:table-cell table:style-name="ce6" office:value-type="float" office:value="0.0014" calcext:value-type="float">
            <text:p>0.0014</text:p>
          </table:table-cell>
          <table:table-cell table:style-name="ce5" office:value-type="float" office:value="0.000980000000000001" calcext:value-type="float">
            <text:p>9.80E-04</text:p>
          </table:table-cell>
          <table:table-cell table:style-name="ce5" office:value-type="float" office:value="0.00054" calcext:value-type="float">
            <text:p>5.40E-04</text:p>
          </table:table-cell>
          <table:table-cell table:style-name="ce6" office:value-type="float" office:value="0.00106" calcext:value-type="float">
            <text:p>0.00106</text:p>
          </table:table-cell>
          <table:table-cell table:style-name="ce6" office:value-type="float" office:value="0.00198" calcext:value-type="float">
            <text:p>0.00198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.00184" calcext:value-type="float">
            <text:p>0.00184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1" office:value-type="float" office:value="72000" calcext:value-type="float">
            <text:p>72000</text:p>
          </table:table-cell>
          <table:table-cell table:style-name="ce6" office:value-type="float" office:value="0.0014" calcext:value-type="float">
            <text:p>0.0014</text:p>
          </table:table-cell>
          <table:table-cell table:style-name="ce6" office:value-type="float" office:value="0.00122" calcext:value-type="float">
            <text:p>0.00122</text:p>
          </table:table-cell>
          <table:table-cell table:style-name="ce6" office:value-type="float" office:value="0.00104" calcext:value-type="float">
            <text:p>0.00104</text:p>
          </table:table-cell>
          <table:table-cell table:style-name="ce6" office:value-type="float" office:value="0.00132" calcext:value-type="float">
            <text:p>0.00132</text:p>
          </table:table-cell>
          <table:table-cell table:style-name="ce6" office:value-type="float" office:value="0.0053" calcext:value-type="float">
            <text:p>0.0053</text:p>
          </table:table-cell>
          <table:table-cell table:style-name="ce6" office:value-type="float" office:value="0.00464" calcext:value-type="float">
            <text:p>0.00464</text:p>
          </table:table-cell>
          <table:table-cell table:style-name="ce6" office:value-type="float" office:value="0.00396" calcext:value-type="float">
            <text:p>0.00396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1" office:value-type="float" office:value="128000" calcext:value-type="float">
            <text:p>128000</text:p>
          </table:table-cell>
          <table:table-cell table:style-name="ce6" office:value-type="float" office:value="0.0022" calcext:value-type="float">
            <text:p>0.0022</text:p>
          </table:table-cell>
          <table:table-cell table:style-name="ce6" office:value-type="float" office:value="0.00192" calcext:value-type="float">
            <text:p>0.00192</text:p>
          </table:table-cell>
          <table:table-cell table:style-name="ce6" office:value-type="float" office:value="0.00178" calcext:value-type="float">
            <text:p>0.00178</text:p>
          </table:table-cell>
          <table:table-cell table:style-name="ce6" office:value-type="float" office:value="0.00208" calcext:value-type="float">
            <text:p>0.00208</text:p>
          </table:table-cell>
          <table:table-cell table:style-name="ce6" office:value-type="float" office:value="0.0038" calcext:value-type="float">
            <text:p>0.0038</text:p>
          </table:table-cell>
          <table:table-cell table:style-name="ce6" office:value-type="float" office:value="0.00772000000000001" calcext:value-type="float">
            <text:p>0.00772</text:p>
          </table:table-cell>
          <table:table-cell table:style-name="ce6" office:value-type="float" office:value="0.00706000000000001" calcext:value-type="float">
            <text:p>0.007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00/00/00</text:date>, <text:time style:data-style-name="N2" text:time-value="11:03:14.48527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4:56:50.240339955</meta:creation-date>
    <dc:date>2019-09-12T18:53:46.817762102</dc:date>
    <meta:editing-duration>PT5H33M47S</meta:editing-duration>
    <meta:editing-cycles>5</meta:editing-cycles>
    <meta:generator>LibreOffice/6.0.7.3$Linux_X86_64 LibreOffice_project/00m0$Build-3</meta:generator>
    <meta:document-statistic meta:table-count="1" meta:cell-count="49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61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3" style:family="chart" style:data-style-name="N61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4" style:family="chart" style:data-style-name="N61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5" style:family="chart" style:data-style-name="N61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6" style:family="chart" style:data-style-name="N61">
      <style:chart-properties chart:link-data-style-to-source="true"/>
      <style:graphic-properties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075cm" svg:height="15.168cm" xlink:href=".." xlink:type="simple" chart:class="chart:bar" chart:style-name="ch1">
        <chart:title svg:x="0.791cm" svg:y="0.439cm" chart:style-name="ch2">
          <text:p>Bar graph showing the relationship between Time versus the different Sequential Cutoffs and the Data Sizes</text:p>
        </chart:title>
        <chart:plot-area chart:style-name="ch3" table:cell-range-address="Sheet1.A29:Sheet1.H33" chart:data-source-has-labels="both" svg:x="1.472cm" svg:y="1.521cm" svg:width="21.142cm" svg:height="12.363cm" dr3d:transform="matrix (0.348642061935828 -0.183480551059224 -0.919121101940401 0.184606751280413 0.974883801967159 -0.124586997892029 0.918895565355947 -0.12623969282702 0.373757247319853 0cm 0cm 0cm)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chartooo:coordinate-region svg:x="3.205cm" svg:y="1.95cm" svg:width="19.409cm" svg:height="11.05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1.285cm" svg:y="14.187cm" chart:style-name="ch5">
              <text:p>Data Size</text:p>
            </chart:title>
            <chart:categories table:cell-range-address="Sheet1.A30:Sheet1.A33"/>
            <chart:grid chart:style-name="ch6" chart:class="major"/>
          </chart:axis>
          <chart:axis chart:dimension="y" chart:name="primary-y" chart:style-name="ch7">
            <chart:title svg:x="0.451cm" svg:y="8.116cm" chart:style-name="ch8">
              <text:p>Time</text:p>
            </chart:title>
            <chart:grid chart:style-name="ch6" chart:class="major"/>
          </chart:axis>
          <chart:axis chart:dimension="z" chart:name="primary-z" chart:style-name="ch9">
            <chart:grid chart:style-name="ch6" chart:class="major"/>
          </chart:axis>
          <chart:series chart:style-name="ch10" chart:values-cell-range-address="Sheet1.B30:Sheet1.B33" chart:label-cell-address="Sheet1.B29:Sheet1.B29" chart:class="chart:bar">
            <chart:data-point chart:repeated="4"/>
          </chart:series>
          <chart:series chart:style-name="ch11" chart:values-cell-range-address="Sheet1.C30:Sheet1.C33" chart:label-cell-address="Sheet1.C29:Sheet1.C29" chart:class="chart:bar">
            <chart:data-point chart:repeated="4"/>
          </chart:series>
          <chart:series chart:style-name="ch12" chart:values-cell-range-address="Sheet1.D30:Sheet1.D33" chart:label-cell-address="Sheet1.D29:Sheet1.D29" chart:class="chart:bar">
            <chart:data-point chart:repeated="4"/>
          </chart:series>
          <chart:series chart:style-name="ch13" chart:values-cell-range-address="Sheet1.E30:Sheet1.E33" chart:label-cell-address="Sheet1.E29:Sheet1.E29" chart:class="chart:bar">
            <chart:data-point chart:repeated="4"/>
          </chart:series>
          <chart:series chart:style-name="ch14" chart:values-cell-range-address="Sheet1.F30:Sheet1.F33" chart:label-cell-address="Sheet1.F29:Sheet1.F29" chart:class="chart:bar">
            <chart:data-point chart:repeated="4"/>
          </chart:series>
          <chart:series chart:style-name="ch15" chart:values-cell-range-address="Sheet1.G30:Sheet1.G33" chart:label-cell-address="Sheet1.G29:Sheet1.G29" chart:class="chart:bar">
            <chart:data-point chart:repeated="4"/>
          </chart:series>
          <chart:series chart:style-name="ch16" chart:values-cell-range-address="Sheet1.H30:Sheet1.H33" chart:label-cell-address="Sheet1.H29:Sheet1.H29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29:Sheet1.B29</svg:desc>
                </draw:g>
              </table:table-cell>
              <table:table-cell office:value-type="string">
                <text:p>100</text:p>
                <draw:g>
                  <svg:desc>Sheet1.C29:Sheet1.C29</svg:desc>
                </draw:g>
              </table:table-cell>
              <table:table-cell office:value-type="string">
                <text:p>1000</text:p>
                <draw:g>
                  <svg:desc>Sheet1.D29:Sheet1.D29</svg:desc>
                </draw:g>
              </table:table-cell>
              <table:table-cell office:value-type="string">
                <text:p>10000</text:p>
                <draw:g>
                  <svg:desc>Sheet1.E29:Sheet1.E29</svg:desc>
                </draw:g>
              </table:table-cell>
              <table:table-cell office:value-type="string">
                <text:p>100000</text:p>
                <draw:g>
                  <svg:desc>Sheet1.F29:Sheet1.F29</svg:desc>
                </draw:g>
              </table:table-cell>
              <table:table-cell office:value-type="string">
                <text:p>1000000</text:p>
                <draw:g>
                  <svg:desc>Sheet1.G29:Sheet1.G29</svg:desc>
                </draw:g>
              </table:table-cell>
              <table:table-cell office:value-type="string">
                <text:p>Serial</text:p>
                <draw:g>
                  <svg:desc>Sheet1.H29:Sheet1.H29</svg:desc>
                </draw:g>
              </table:table-cell>
            </table:table-row>
          </table:table-header-rows>
          <table:table-rows>
            <table:table-row>
              <table:table-cell office:value-type="float" office:value="8000">
                <text:p>8000</text:p>
                <draw:g>
                  <svg:desc>Sheet1.A30:Sheet1.A33</svg:desc>
                </draw:g>
              </table:table-cell>
              <table:table-cell office:value-type="float" office:value="0.00086">
                <text:p>0.00086</text:p>
                <draw:g>
                  <svg:desc>Sheet1.B30:Sheet1.B33</svg:desc>
                </draw:g>
              </table:table-cell>
              <table:table-cell office:value-type="float" office:value="0.00082">
                <text:p>0.00082</text:p>
                <draw:g>
                  <svg:desc>Sheet1.C30:Sheet1.C33</svg:desc>
                </draw:g>
              </table:table-cell>
              <table:table-cell office:value-type="float" office:value="0.00084">
                <text:p>0.00084</text:p>
                <draw:g>
                  <svg:desc>Sheet1.D30:Sheet1.D33</svg:desc>
                </draw:g>
              </table:table-cell>
              <table:table-cell office:value-type="float" office:value="0.00058">
                <text:p>0.00058</text:p>
                <draw:g>
                  <svg:desc>Sheet1.E30:Sheet1.E33</svg:desc>
                </draw:g>
              </table:table-cell>
              <table:table-cell office:value-type="float" office:value="0.00074">
                <text:p>0.00074</text:p>
                <draw:g>
                  <svg:desc>Sheet1.F30:Sheet1.F33</svg:desc>
                </draw:g>
              </table:table-cell>
              <table:table-cell office:value-type="float" office:value="0.00078">
                <text:p>0.00078</text:p>
                <draw:g>
                  <svg:desc>Sheet1.G30:Sheet1.G33</svg:desc>
                </draw:g>
              </table:table-cell>
              <table:table-cell office:value-type="float" office:value="0.00036">
                <text:p>0.00036</text:p>
                <draw:g>
                  <svg:desc>Sheet1.H30:Sheet1.H33</svg:desc>
                </draw:g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00960000000000001">
                <text:p>0.000960000000000001</text:p>
              </table:table-cell>
              <table:table-cell office:value-type="float" office:value="0.000980000000000001">
                <text:p>0.000980000000000001</text:p>
              </table:table-cell>
              <table:table-cell office:value-type="float" office:value="0.000960000000000001">
                <text:p>0.000960000000000001</text:p>
              </table:table-cell>
              <table:table-cell office:value-type="float" office:value="0.0011">
                <text:p>0.0011</text:p>
              </table:table-cell>
              <table:table-cell office:value-type="float" office:value="0.00188">
                <text:p>0.00188</text:p>
              </table:table-cell>
              <table:table-cell office:value-type="float" office:value="0.00187">
                <text:p>0.00187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66">
                <text:p>0.00166</text:p>
              </table:table-cell>
              <table:table-cell office:value-type="float" office:value="0.0017">
                <text:p>0.0017</text:p>
              </table:table-cell>
              <table:table-cell office:value-type="float" office:value="0.00354">
                <text:p>0.00354</text:p>
              </table:table-cell>
              <table:table-cell office:value-type="float" office:value="0.0039">
                <text:p>0.0039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0.00224">
                <text:p>0.00224</text:p>
              </table:table-cell>
              <table:table-cell office:value-type="float" office:value="0.00202">
                <text:p>0.00202</text:p>
              </table:table-cell>
              <table:table-cell office:value-type="float" office:value="0.0018">
                <text:p>0.0018</text:p>
              </table:table-cell>
              <table:table-cell office:value-type="float" office:value="0.00216">
                <text:p>0.00216</text:p>
              </table:table-cell>
              <table:table-cell office:value-type="float" office:value="0.00332">
                <text:p>0.00332</text:p>
              </table:table-cell>
              <table:table-cell office:value-type="float" office:value="0.00634">
                <text:p>0.00634</text:p>
              </table:table-cell>
              <table:table-cell office:value-type="float" office:value="0.006">
                <text:p>0.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69cm" svg:y="0.316cm" chart:style-name="ch2">
          <text:p>Line Graph showing Speed Up vs Sequential Cutoff for Different Data Sizes</text:p>
        </chart:title>
        <chart:legend chart:legend-position="end" svg:x="13.545cm" svg:y="3.454cm" style:legend-expansion="high" chart:style-name="ch3"/>
        <chart:plot-area chart:style-name="ch4" table:cell-range-address="Sheet1.L2:Sheet1.R6" chart:data-source-has-labels="both" svg:x="1.331cm" svg:y="1.275cm" svg:width="11.894cm" svg:height="6.564cm">
          <chartooo:coordinate-region svg:x="2.058cm" svg:y="1.474cm" svg:width="10.517cm" svg:height="5.718cm"/>
          <chart:axis chart:dimension="x" chart:name="primary-x" chart:style-name="ch5" chartooo:axis-type="auto">
            <chartooo:date-scale/>
            <chart:title svg:x="5.977cm" svg:y="8.019cm" chart:style-name="ch6">
              <text:p>Sequential Cutoff</text:p>
            </chart:title>
            <chart:categories table:cell-range-address="Sheet1.M2:Sheet1.R2"/>
          </chart:axis>
          <chart:axis chart:dimension="y" chart:name="primary-y" chart:style-name="ch5">
            <chart:title svg:x="0.451cm" svg:y="5.342cm" chart:style-name="ch7">
              <text:p>Speed Up</text:p>
            </chart:title>
            <chart:grid chart:style-name="ch8" chart:class="major"/>
          </chart:axis>
          <chart:series chart:style-name="ch9" chart:values-cell-range-address="Sheet1.M3:Sheet1.R3" chart:label-cell-address="Sheet1.L3:Sheet1.L3" chart:class="chart:line">
            <chart:data-point chart:repeated="6"/>
          </chart:series>
          <chart:series chart:style-name="ch10" chart:values-cell-range-address="Sheet1.M4:Sheet1.R4" chart:label-cell-address="Sheet1.L4:Sheet1.L4" chart:class="chart:line">
            <chart:data-point chart:repeated="6"/>
          </chart:series>
          <chart:series chart:style-name="ch11" chart:values-cell-range-address="Sheet1.M5:Sheet1.R5" chart:label-cell-address="Sheet1.L5:Sheet1.L5" chart:class="chart:line">
            <chart:data-point chart:repeated="6"/>
          </chart:series>
          <chart:series chart:style-name="ch12" chart:values-cell-range-address="Sheet1.M6:Sheet1.R6" chart:label-cell-address="Sheet1.L6:Sheet1.L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M2:Sheet1.R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8000</text:p>
                <draw:g>
                  <svg:desc>Sheet1.L3:Sheet1.L3</svg:desc>
                </draw:g>
              </table:table-cell>
              <table:table-cell office:value-type="float" office:value="0.853658536585366">
                <text:p>0.853658536585366</text:p>
                <draw:g>
                  <svg:desc>Sheet1.M3:Sheet1.R3</svg:desc>
                </draw:g>
              </table:table-cell>
              <table:table-cell office:value-type="float" office:value="1.06060606060606">
                <text:p>1.06060606060606</text:p>
              </table:table-cell>
              <table:table-cell office:value-type="float" office:value="0.853658536585366">
                <text:p>0.853658536585366</text:p>
              </table:table-cell>
              <table:table-cell office:value-type="float" office:value="0.795454545454547">
                <text:p>0.795454545454547</text:p>
              </table:table-cell>
              <table:table-cell office:value-type="float" office:value="0.853658536585367">
                <text:p>0.853658536585367</text:p>
              </table:table-cell>
              <table:table-cell office:value-type="float" office:value="0.795454545454546">
                <text:p>0.795454545454546</text:p>
              </table:table-cell>
            </table:table-row>
            <table:table-row>
              <table:table-cell office:value-type="string">
                <text:p>32000</text:p>
                <draw:g>
                  <svg:desc>Sheet1.L4:Sheet1.L4</svg:desc>
                </draw:g>
              </table:table-cell>
              <table:table-cell office:value-type="float" office:value="1.31428571428571">
                <text:p>1.31428571428571</text:p>
                <draw:g>
                  <svg:desc>Sheet1.M4:Sheet1.R4</svg:desc>
                </draw:g>
              </table:table-cell>
              <table:table-cell office:value-type="float" office:value="1.87755102040816">
                <text:p>1.87755102040816</text:p>
              </table:table-cell>
              <table:table-cell office:value-type="float" office:value="3.40740740740741">
                <text:p>3.40740740740741</text:p>
              </table:table-cell>
              <table:table-cell office:value-type="float" office:value="1.73584905660377">
                <text:p>1.73584905660377</text:p>
              </table:table-cell>
              <table:table-cell office:value-type="float" office:value="0.929292929292929">
                <text:p>0.92929292929292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2000</text:p>
                <draw:g>
                  <svg:desc>Sheet1.L5:Sheet1.L5</svg:desc>
                </draw:g>
              </table:table-cell>
              <table:table-cell office:value-type="float" office:value="2.82857142857143">
                <text:p>2.82857142857143</text:p>
                <draw:g>
                  <svg:desc>Sheet1.M5:Sheet1.R5</svg:desc>
                </draw:g>
              </table:table-cell>
              <table:table-cell office:value-type="float" office:value="3.24590163934426">
                <text:p>3.24590163934426</text:p>
              </table:table-cell>
              <table:table-cell office:value-type="float" office:value="3.80769230769231">
                <text:p>3.80769230769231</text:p>
              </table:table-cell>
              <table:table-cell office:value-type="float" office:value="3">
                <text:p>3</text:p>
              </table:table-cell>
              <table:table-cell office:value-type="float" office:value="0.747169811320755">
                <text:p>0.747169811320755</text:p>
              </table:table-cell>
              <table:table-cell office:value-type="float" office:value="0.853448275862069">
                <text:p>0.853448275862069</text:p>
              </table:table-cell>
            </table:table-row>
            <table:table-row>
              <table:table-cell office:value-type="string">
                <text:p>128000</text:p>
                <draw:g>
                  <svg:desc>Sheet1.L6:Sheet1.L6</svg:desc>
                </draw:g>
              </table:table-cell>
              <table:table-cell office:value-type="float" office:value="3.20909090909091">
                <text:p>3.20909090909091</text:p>
                <draw:g>
                  <svg:desc>Sheet1.M6:Sheet1.R6</svg:desc>
                </draw:g>
              </table:table-cell>
              <table:table-cell office:value-type="float" office:value="3.67708333333334">
                <text:p>3.67708333333334</text:p>
              </table:table-cell>
              <table:table-cell office:value-type="float" office:value="3.96629213483147">
                <text:p>3.96629213483147</text:p>
              </table:table-cell>
              <table:table-cell office:value-type="float" office:value="3.39423076923077">
                <text:p>3.39423076923077</text:p>
              </table:table-cell>
              <table:table-cell office:value-type="float" office:value="1.85789473684211">
                <text:p>1.85789473684211</text:p>
              </table:table-cell>
              <table:table-cell office:value-type="float" office:value="0.914507772020725">
                <text:p>0.914507772020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69cm" svg:y="0.316cm" chart:style-name="ch2">
          <text:p>Line Graph showing Speed Up vs Sequential Cutoff for Different Data Sizes</text:p>
        </chart:title>
        <chart:legend chart:legend-position="end" svg:x="13.36cm" svg:y="3.205cm" style:legend-expansion="high" chart:style-name="ch3"/>
        <chart:plot-area chart:style-name="ch4" table:cell-range-address="Sheet1.L10:Sheet1.S15" chart:data-source-has-labels="both" svg:x="1.331cm" svg:y="1.275cm" svg:width="11.709cm" svg:height="6.564cm">
          <chartooo:coordinate-region svg:x="1.767cm" svg:y="1.474cm" svg:width="10.531cm" svg:height="5.718cm"/>
          <chart:axis chart:dimension="x" chart:name="primary-x" chart:style-name="ch5" chartooo:axis-type="auto">
            <chartooo:date-scale/>
            <chart:title svg:x="5.884cm" svg:y="8.019cm" chart:style-name="ch6">
              <text:p>Sequential Cutoff</text:p>
            </chart:title>
            <chart:categories table:cell-range-address="Sheet1.M10:Sheet1.S10"/>
          </chart:axis>
          <chart:axis chart:dimension="y" chart:name="primary-y" chart:style-name="ch5">
            <chart:title svg:x="0.451cm" svg:y="5.342cm" chart:style-name="ch7">
              <text:p>Speed Up</text:p>
            </chart:title>
            <chart:grid chart:style-name="ch8" chart:class="major"/>
          </chart:axis>
          <chart:series chart:style-name="ch9" chart:values-cell-range-address="Sheet1.M11:Sheet1.S11" chart:label-cell-address="Sheet1.L11:Sheet1.L11" chart:class="chart:line">
            <chart:data-point chart:repeated="7"/>
          </chart:series>
          <chart:series chart:style-name="ch10" chart:values-cell-range-address="Sheet1.M12:Sheet1.S12" chart:label-cell-address="Sheet1.L12:Sheet1.L12" chart:class="chart:line">
            <chart:data-point chart:repeated="7"/>
          </chart:series>
          <chart:series chart:style-name="ch11" chart:values-cell-range-address="Sheet1.M13:Sheet1.S13" chart:label-cell-address="Sheet1.L13:Sheet1.L13" chart:class="chart:line">
            <chart:data-point chart:repeated="7"/>
          </chart:series>
          <chart:series chart:style-name="ch12" chart:values-cell-range-address="Sheet1.M14:Sheet1.S14" chart:label-cell-address="Sheet1.L14:Sheet1.L14" chart:class="chart:line">
            <chart:data-point chart:repeated="7"/>
          </chart:series>
          <chart:series chart:style-name="ch13" chart:values-cell-range-address="Sheet1.M15:Sheet1.S15" chart:label-cell-address="Sheet1.L15:Sheet1.L15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M10:Sheet1.S10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200000</text:p>
                <draw:g>
                  <svg:desc>Sheet1.L11:Sheet1.L11</svg:desc>
                </draw:g>
              </table:table-cell>
              <table:table-cell office:value-type="float" office:value="1.23383084577115">
                <text:p>1.23383084577115</text:p>
                <draw:g>
                  <svg:desc>Sheet1.M11:Sheet1.S11</svg:desc>
                </draw:g>
              </table:table-cell>
              <table:table-cell office:value-type="float" office:value="1.80363636363637">
                <text:p>1.80363636363637</text:p>
              </table:table-cell>
              <table:table-cell office:value-type="float" office:value="2.97005988023952">
                <text:p>2.97005988023952</text:p>
              </table:table-cell>
              <table:table-cell office:value-type="float" office:value="3.56834532374101">
                <text:p>3.56834532374101</text:p>
              </table:table-cell>
              <table:table-cell office:value-type="float" office:value="2.50505050505051">
                <text:p>2.50505050505051</text:p>
              </table:table-cell>
              <table:table-cell office:value-type="float" office:value="0.925373134328359">
                <text:p>0.925373134328359</text:p>
              </table:table-cell>
              <table:table-cell office:value-type="float" office:value="0.893693693693695">
                <text:p>0.893693693693695</text:p>
              </table:table-cell>
            </table:table-row>
            <table:table-row>
              <table:table-cell office:value-type="string">
                <text:p>800000</text:p>
                <draw:g>
                  <svg:desc>Sheet1.L12:Sheet1.L12</svg:desc>
                </draw:g>
              </table:table-cell>
              <table:table-cell office:value-type="float" office:value="3.78388998035363">
                <text:p>3.78388998035363</text:p>
                <draw:g>
                  <svg:desc>Sheet1.M12:Sheet1.S12</svg:desc>
                </draw:g>
              </table:table-cell>
              <table:table-cell office:value-type="float" office:value="4.08050847457627">
                <text:p>4.08050847457627</text:p>
              </table:table-cell>
              <table:table-cell office:value-type="float" office:value="4.24229074889867">
                <text:p>4.24229074889867</text:p>
              </table:table-cell>
              <table:table-cell office:value-type="float" office:value="4.35746606334842">
                <text:p>4.35746606334842</text:p>
              </table:table-cell>
              <table:table-cell office:value-type="float" office:value="4.24229074889867">
                <text:p>4.24229074889867</text:p>
              </table:table-cell>
              <table:table-cell office:value-type="float" office:value="0.976178408514952">
                <text:p>0.976178408514952</text:p>
              </table:table-cell>
              <table:table-cell office:value-type="float" office:value="0.958685913389746">
                <text:p>0.958685913389746</text:p>
              </table:table-cell>
            </table:table-row>
            <table:table-row>
              <table:table-cell office:value-type="string">
                <text:p>1800000</text:p>
                <draw:g>
                  <svg:desc>Sheet1.L13:Sheet1.L13</svg:desc>
                </draw:g>
              </table:table-cell>
              <table:table-cell office:value-type="float" office:value="3.97641509433962">
                <text:p>3.97641509433962</text:p>
                <draw:g>
                  <svg:desc>Sheet1.M13:Sheet1.S13</svg:desc>
                </draw:g>
              </table:table-cell>
              <table:table-cell office:value-type="float" office:value="4.33641975308642">
                <text:p>4.33641975308642</text:p>
              </table:table-cell>
              <table:table-cell office:value-type="float" office:value="4.63186813186813">
                <text:p>4.63186813186813</text:p>
              </table:table-cell>
              <table:table-cell office:value-type="float" office:value="4.80615735461802">
                <text:p>4.80615735461802</text:p>
              </table:table-cell>
              <table:table-cell office:value-type="float" office:value="4.51284796573876">
                <text:p>4.51284796573876</text:p>
              </table:table-cell>
              <table:table-cell office:value-type="float" office:value="1.88928731510533">
                <text:p>1.88928731510533</text:p>
              </table:table-cell>
              <table:table-cell office:value-type="float" office:value="0.98160223567769">
                <text:p>0.98160223567769</text:p>
              </table:table-cell>
            </table:table-row>
            <table:table-row>
              <table:table-cell office:value-type="string">
                <text:p>3200000</text:p>
                <draw:g>
                  <svg:desc>Sheet1.L14:Sheet1.L14</svg:desc>
                </draw:g>
              </table:table-cell>
              <table:table-cell office:value-type="float" office:value="3.92484342379958">
                <text:p>3.92484342379958</text:p>
                <draw:g>
                  <svg:desc>Sheet1.M14:Sheet1.S14</svg:desc>
                </draw:g>
              </table:table-cell>
              <table:table-cell office:value-type="float" office:value="4.44970414201183">
                <text:p>4.44970414201183</text:p>
              </table:table-cell>
              <table:table-cell office:value-type="float" office:value="4.89902280130293">
                <text:p>4.89902280130293</text:p>
              </table:table-cell>
              <table:table-cell office:value-type="float" office:value="4.44181925575901">
                <text:p>4.44181925575901</text:p>
              </table:table-cell>
              <table:table-cell office:value-type="float" office:value="4.79591836734694">
                <text:p>4.79591836734694</text:p>
              </table:table-cell>
              <table:table-cell office:value-type="float" office:value="3.4337899543379">
                <text:p>3.4337899543379</text:p>
              </table:table-cell>
              <table:table-cell office:value-type="float" office:value="0.982621194302888">
                <text:p>0.982621194302888</text:p>
              </table:table-cell>
            </table:table-row>
            <table:table-row>
              <table:table-cell office:value-type="string">
                <text:p>5000000</text:p>
                <draw:g>
                  <svg:desc>Sheet1.L15:Sheet1.L15</svg:desc>
                </draw:g>
              </table:table-cell>
              <table:table-cell office:value-type="float" office:value="3.90742659758204">
                <text:p>3.90742659758204</text:p>
                <draw:g>
                  <svg:desc>Sheet1.M15:Sheet1.S15</svg:desc>
                </draw:g>
              </table:table-cell>
              <table:table-cell office:value-type="float" office:value="4.29297912713473">
                <text:p>4.29297912713473</text:p>
              </table:table-cell>
              <table:table-cell office:value-type="float" office:value="4.77702702702703">
                <text:p>4.77702702702703</text:p>
              </table:table-cell>
              <table:table-cell office:value-type="float" office:value="4.93112467306016">
                <text:p>4.93112467306016</text:p>
              </table:table-cell>
              <table:table-cell office:value-type="float" office:value="4.75294117647059">
                <text:p>4.75294117647059</text:p>
              </table:table-cell>
              <table:table-cell office:value-type="float" office:value="4.38619620007755">
                <text:p>4.38619620007755</text:p>
              </table:table-cell>
              <table:table-cell office:value-type="float" office:value="0.976013805004314">
                <text:p>0.9760138050043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69cm" svg:y="0.316cm" chart:style-name="ch2">
          <text:p>Line Graph showing Speed Up vs Sequential Cutoff for Different Data Sizes</text:p>
        </chart:title>
        <chart:legend chart:legend-position="end" svg:x="13.174cm" svg:y="3.454cm" style:legend-expansion="high" chart:style-name="ch3"/>
        <chart:plot-area chart:style-name="ch4" table:cell-range-address="Sheet1.L19:Sheet1.P23" chart:data-source-has-labels="both" svg:x="1.331cm" svg:y="1.275cm" svg:width="11.523cm" svg:height="6.564cm">
          <chartooo:coordinate-region svg:x="2.058cm" svg:y="1.474cm" svg:width="9.961cm" svg:height="5.718cm"/>
          <chart:axis chart:dimension="x" chart:name="primary-x" chart:style-name="ch5" chartooo:axis-type="auto">
            <chartooo:date-scale/>
            <chart:title svg:x="5.791cm" svg:y="8.019cm" chart:style-name="ch6">
              <text:p>Sequential Cutoff</text:p>
            </chart:title>
            <chart:categories table:cell-range-address="Sheet1.M19:Sheet1.P19"/>
          </chart:axis>
          <chart:axis chart:dimension="y" chart:name="primary-y" chart:style-name="ch5">
            <chart:title svg:x="0.451cm" svg:y="5.342cm" chart:style-name="ch7">
              <text:p>Speed Up</text:p>
            </chart:title>
            <chart:grid chart:style-name="ch8" chart:class="major"/>
          </chart:axis>
          <chart:series chart:style-name="ch9" chart:values-cell-range-address="Sheet1.M20:Sheet1.P20" chart:label-cell-address="Sheet1.L20:Sheet1.L20" chart:class="chart:line">
            <chart:data-point chart:repeated="4"/>
          </chart:series>
          <chart:series chart:style-name="ch10" chart:values-cell-range-address="Sheet1.M21:Sheet1.P21" chart:label-cell-address="Sheet1.L21:Sheet1.L21" chart:class="chart:line">
            <chart:data-point chart:repeated="4"/>
          </chart:series>
          <chart:series chart:style-name="ch11" chart:values-cell-range-address="Sheet1.M22:Sheet1.P22" chart:label-cell-address="Sheet1.L22:Sheet1.L22" chart:class="chart:line">
            <chart:data-point chart:repeated="4"/>
          </chart:series>
          <chart:series chart:style-name="ch12" chart:values-cell-range-address="Sheet1.M23:Sheet1.P23" chart:label-cell-address="Sheet1.L23:Sheet1.L2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M19:Sheet1.P19</svg:desc>
                </draw:g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>11250000</text:p>
                <draw:g>
                  <svg:desc>Sheet1.L20:Sheet1.L20</svg:desc>
                </draw:g>
              </table:table-cell>
              <table:table-cell office:value-type="float" office:value="4.19442567567568">
                <text:p>4.19442567567568</text:p>
                <draw:g>
                  <svg:desc>Sheet1.M20:Sheet1.P20</svg:desc>
                </draw:g>
              </table:table-cell>
              <table:table-cell office:value-type="float" office:value="4.29008293020041">
                <text:p>4.29008293020041</text:p>
              </table:table-cell>
              <table:table-cell office:value-type="float" office:value="2.02718589272594">
                <text:p>2.02718589272594</text:p>
              </table:table-cell>
              <table:table-cell office:value-type="float" office:value="0.978137556133302">
                <text:p>0.978137556133302</text:p>
              </table:table-cell>
            </table:table-row>
            <table:table-row>
              <table:table-cell office:value-type="string">
                <text:p>20000000</text:p>
                <draw:g>
                  <svg:desc>Sheet1.L21:Sheet1.L21</svg:desc>
                </draw:g>
              </table:table-cell>
              <table:table-cell office:value-type="float" office:value="4.20469286531858">
                <text:p>4.20469286531858</text:p>
                <draw:g>
                  <svg:desc>Sheet1.M21:Sheet1.P21</svg:desc>
                </draw:g>
              </table:table-cell>
              <table:table-cell office:value-type="float" office:value="4.60146137787056">
                <text:p>4.60146137787056</text:p>
              </table:table-cell>
              <table:table-cell office:value-type="float" office:value="3.98175413241803">
                <text:p>3.98175413241803</text:p>
              </table:table-cell>
              <table:table-cell office:value-type="float" office:value="0.991029877925406">
                <text:p>0.991029877925406</text:p>
              </table:table-cell>
            </table:table-row>
            <table:table-row>
              <table:table-cell office:value-type="string">
                <text:p>31250000</text:p>
                <draw:g>
                  <svg:desc>Sheet1.L22:Sheet1.L22</svg:desc>
                </draw:g>
              </table:table-cell>
              <table:table-cell office:value-type="float" office:value="4.22971548998946">
                <text:p>4.22971548998946</text:p>
                <draw:g>
                  <svg:desc>Sheet1.M22:Sheet1.P22</svg:desc>
                </draw:g>
              </table:table-cell>
              <table:table-cell office:value-type="float" office:value="4.50356388595565">
                <text:p>4.50356388595565</text:p>
              </table:table-cell>
              <table:table-cell office:value-type="float" office:value="3.88599088838269">
                <text:p>3.88599088838269</text:p>
              </table:table-cell>
              <table:table-cell office:value-type="float" office:value="0.972993783151771">
                <text:p>0.972993783151771</text:p>
              </table:table-cell>
            </table:table-row>
            <table:table-row>
              <table:table-cell office:value-type="string">
                <text:p>45000000</text:p>
                <draw:g>
                  <svg:desc>Sheet1.L23:Sheet1.L23</svg:desc>
                </draw:g>
              </table:table-cell>
              <table:table-cell office:value-type="float" office:value="3.98866004167334">
                <text:p>3.98866004167334</text:p>
                <draw:g>
                  <svg:desc>Sheet1.M23:Sheet1.P23</svg:desc>
                </draw:g>
              </table:table-cell>
              <table:table-cell office:value-type="float" office:value="4.48483892768642">
                <text:p>4.48483892768642</text:p>
              </table:table-cell>
              <table:table-cell office:value-type="float" office:value="4.70887932257912">
                <text:p>4.70887932257912</text:p>
              </table:table-cell>
              <table:table-cell office:value-type="float" office:value="0.993492559360434">
                <text:p>0.9934925593604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69cm" svg:y="0.316cm" chart:style-name="ch2">
          <text:p>Line Graph showing Speed Up vs Sequential Cutoff for Different Data Sizes</text:p>
        </chart:title>
        <chart:legend chart:legend-position="end" svg:x="13.545cm" svg:y="3.454cm" style:legend-expansion="high" chart:style-name="ch3"/>
        <chart:plot-area chart:style-name="ch4" table:cell-range-address="Sheet1.L29:Sheet1.R33" chart:data-source-has-labels="both" svg:x="1.331cm" svg:y="1.275cm" svg:width="11.894cm" svg:height="6.564cm">
          <chartooo:coordinate-region svg:x="3.064cm" svg:y="1.474cm" svg:width="9.511cm" svg:height="5.718cm"/>
          <chart:axis chart:dimension="x" chart:name="primary-x" chart:style-name="ch5" chartooo:axis-type="auto">
            <chartooo:date-scale/>
            <chart:title svg:x="5.977cm" svg:y="8.019cm" chart:style-name="ch6">
              <text:p>Sequential Cutoff</text:p>
            </chart:title>
            <chart:categories table:cell-range-address="Sheet1.M29:Sheet1.R29"/>
          </chart:axis>
          <chart:axis chart:dimension="y" chart:name="primary-y" chart:style-name="ch7">
            <chart:title svg:x="0.451cm" svg:y="5.342cm" chart:style-name="ch8">
              <text:p>Speed Up</text:p>
            </chart:title>
            <chart:grid chart:style-name="ch9" chart:class="major"/>
          </chart:axis>
          <chart:series chart:style-name="ch10" chart:values-cell-range-address="Sheet1.M30:Sheet1.R30" chart:label-cell-address="Sheet1.L30:Sheet1.L30" chart:class="chart:line">
            <chart:data-point chart:repeated="6"/>
          </chart:series>
          <chart:series chart:style-name="ch11" chart:values-cell-range-address="Sheet1.M31:Sheet1.R31" chart:label-cell-address="Sheet1.L31:Sheet1.L31" chart:class="chart:line">
            <chart:data-point chart:repeated="6"/>
          </chart:series>
          <chart:series chart:style-name="ch12" chart:values-cell-range-address="Sheet1.M32:Sheet1.R32" chart:label-cell-address="Sheet1.L32:Sheet1.L32" chart:class="chart:line">
            <chart:data-point chart:repeated="6"/>
          </chart:series>
          <chart:series chart:style-name="ch13" chart:values-cell-range-address="Sheet1.M33:Sheet1.R33" chart:label-cell-address="Sheet1.L33:Sheet1.L33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M29:Sheet1.R2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8000</text:p>
                <draw:g>
                  <svg:desc>Sheet1.L30:Sheet1.L30</svg:desc>
                </draw:g>
              </table:table-cell>
              <table:table-cell office:value-type="float" office:value="0.418604651162791">
                <text:p>0.418604651162791</text:p>
                <draw:g>
                  <svg:desc>Sheet1.M30:Sheet1.R30</svg:desc>
                </draw:g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486486486486486">
                <text:p>0.486486486486486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32000</text:p>
                <draw:g>
                  <svg:desc>Sheet1.L31:Sheet1.L31</svg:desc>
                </draw:g>
              </table:table-cell>
              <table:table-cell office:value-type="float" office:value="1.875">
                <text:p>1.875</text:p>
                <draw:g>
                  <svg:desc>Sheet1.M31:Sheet1.R31</svg:desc>
                </draw:g>
              </table:table-cell>
              <table:table-cell office:value-type="float" office:value="1.83673469387755">
                <text:p>1.83673469387755</text:p>
              </table:table-cell>
              <table:table-cell office:value-type="float" office:value="1.875">
                <text:p>1.875</text:p>
              </table:table-cell>
              <table:table-cell office:value-type="float" office:value="1.63636363636364">
                <text:p>1.63636363636364</text:p>
              </table:table-cell>
              <table:table-cell office:value-type="float" office:value="0.957446808510638">
                <text:p>0.957446808510638</text:p>
              </table:table-cell>
              <table:table-cell office:value-type="float" office:value="0.962566844919786">
                <text:p>0.962566844919786</text:p>
              </table:table-cell>
            </table:table-row>
            <table:table-row>
              <table:table-cell office:value-type="string">
                <text:p>72000</text:p>
                <draw:g>
                  <svg:desc>Sheet1.L32:Sheet1.L32</svg:desc>
                </draw:g>
              </table:table-cell>
              <table:table-cell office:value-type="float" office:value="2.76666666666667">
                <text:p>2.76666666666667</text:p>
                <draw:g>
                  <svg:desc>Sheet1.M32:Sheet1.R32</svg:desc>
                </draw:g>
              </table:table-cell>
              <table:table-cell office:value-type="float" office:value="2.55384615384615">
                <text:p>2.55384615384615</text:p>
              </table:table-cell>
              <table:table-cell office:value-type="float" office:value="2">
                <text:p>2</text:p>
              </table:table-cell>
              <table:table-cell office:value-type="float" office:value="1.95294117647059">
                <text:p>1.95294117647059</text:p>
              </table:table-cell>
              <table:table-cell office:value-type="float" office:value="0.937853107344633">
                <text:p>0.937853107344633</text:p>
              </table:table-cell>
              <table:table-cell office:value-type="float" office:value="0.851282051282051">
                <text:p>0.851282051282051</text:p>
              </table:table-cell>
            </table:table-row>
            <table:table-row>
              <table:table-cell office:value-type="string">
                <text:p>128000</text:p>
                <draw:g>
                  <svg:desc>Sheet1.L33:Sheet1.L33</svg:desc>
                </draw:g>
              </table:table-cell>
              <table:table-cell office:value-type="float" office:value="2.67857142857143">
                <text:p>2.67857142857143</text:p>
                <draw:g>
                  <svg:desc>Sheet1.M33:Sheet1.R33</svg:desc>
                </draw:g>
              </table:table-cell>
              <table:table-cell office:value-type="float" office:value="2.97029702970297">
                <text:p>2.9702970297029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1.80722891566265">
                <text:p>1.80722891566265</text:p>
              </table:table-cell>
              <table:table-cell office:value-type="float" office:value="0.946372239747634">
                <text:p>0.9463722397476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69cm" svg:y="0.316cm" chart:style-name="ch2">
          <text:p>Line Graph showing Speed Up vs Sequential Cutoff for Different Data Sizes</text:p>
        </chart:title>
        <chart:legend chart:legend-position="end" svg:x="13.36cm" svg:y="3.205cm" style:legend-expansion="high" chart:style-name="ch3"/>
        <chart:plot-area chart:style-name="ch4" table:cell-range-address="Sheet1.L37:Sheet1.S42" chart:data-source-has-labels="both" svg:x="1.331cm" svg:y="1.275cm" svg:width="11.709cm" svg:height="6.564cm">
          <chartooo:coordinate-region svg:x="2.058cm" svg:y="1.474cm" svg:width="10.239cm" svg:height="5.718cm"/>
          <chart:axis chart:dimension="x" chart:name="primary-x" chart:style-name="ch5" chartooo:axis-type="auto">
            <chartooo:date-scale/>
            <chart:title svg:x="5.884cm" svg:y="8.019cm" chart:style-name="ch6">
              <text:p>Sequential Cutoff</text:p>
            </chart:title>
            <chart:categories table:cell-range-address="Sheet1.M37:Sheet1.S37"/>
          </chart:axis>
          <chart:axis chart:dimension="y" chart:name="primary-y" chart:style-name="ch5">
            <chart:title svg:x="0.451cm" svg:y="5.342cm" chart:style-name="ch7">
              <text:p>Speed Up</text:p>
            </chart:title>
            <chart:grid chart:style-name="ch8" chart:class="major"/>
          </chart:axis>
          <chart:series chart:style-name="ch9" chart:values-cell-range-address="Sheet1.M38:Sheet1.S38" chart:label-cell-address="Sheet1.L38:Sheet1.L38" chart:class="chart:line">
            <chart:data-point chart:repeated="7"/>
          </chart:series>
          <chart:series chart:style-name="ch10" chart:values-cell-range-address="Sheet1.M39:Sheet1.S39" chart:label-cell-address="Sheet1.L39:Sheet1.L39" chart:class="chart:line">
            <chart:data-point chart:repeated="7"/>
          </chart:series>
          <chart:series chart:style-name="ch11" chart:values-cell-range-address="Sheet1.M40:Sheet1.S40" chart:label-cell-address="Sheet1.L40:Sheet1.L40" chart:class="chart:line">
            <chart:data-point chart:repeated="7"/>
          </chart:series>
          <chart:series chart:style-name="ch12" chart:values-cell-range-address="Sheet1.M41:Sheet1.S41" chart:label-cell-address="Sheet1.L41:Sheet1.L41" chart:class="chart:line">
            <chart:data-point chart:repeated="7"/>
          </chart:series>
          <chart:series chart:style-name="ch13" chart:values-cell-range-address="Sheet1.M42:Sheet1.S42" chart:label-cell-address="Sheet1.L42:Sheet1.L4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M37:Sheet1.S3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200000</text:p>
                <draw:g>
                  <svg:desc>Sheet1.L38:Sheet1.L38</svg:desc>
                </draw:g>
              </table:table-cell>
              <table:table-cell office:value-type="float" office:value="2.51535836177474">
                <text:p>2.51535836177474</text:p>
                <draw:g>
                  <svg:desc>Sheet1.M38:Sheet1.S38</svg:desc>
                </draw:g>
              </table:table-cell>
              <table:table-cell office:value-type="float" office:value="2.34713375796178">
                <text:p>2.34713375796178</text:p>
              </table:table-cell>
              <table:table-cell office:value-type="float" office:value="3.3963133640553">
                <text:p>3.396313364055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19047619047619">
                <text:p>3.19047619047619</text:p>
              </table:table-cell>
              <table:table-cell office:value-type="float" office:value="1.33514492753623">
                <text:p>1.33514492753623</text:p>
              </table:table-cell>
              <table:table-cell office:value-type="float" office:value="1.33273056057866">
                <text:p>1.33273056057866</text:p>
              </table:table-cell>
            </table:table-row>
            <table:table-row>
              <table:table-cell office:value-type="string">
                <text:p>800000</text:p>
                <draw:g>
                  <svg:desc>Sheet1.L39:Sheet1.L39</svg:desc>
                </draw:g>
              </table:table-cell>
              <table:table-cell office:value-type="float" office:value="3.21693121693122">
                <text:p>3.21693121693122</text:p>
                <draw:g>
                  <svg:desc>Sheet1.M39:Sheet1.S39</svg:desc>
                </draw:g>
              </table:table-cell>
              <table:table-cell office:value-type="float" office:value="3.52804642166344">
                <text:p>3.52804642166344</text:p>
              </table:table-cell>
              <table:table-cell office:value-type="float" office:value="3.25714285714286">
                <text:p>3.25714285714286</text:p>
              </table:table-cell>
              <table:table-cell office:value-type="float" office:value="3.40298507462687">
                <text:p>3.40298507462687</text:p>
              </table:table-cell>
              <table:table-cell office:value-type="float" office:value="3.37777777777778">
                <text:p>3.37777777777778</text:p>
              </table:table-cell>
              <table:table-cell office:value-type="float" office:value="0.904313336638572">
                <text:p>0.904313336638572</text:p>
              </table:table-cell>
              <table:table-cell office:value-type="float" office:value="0.907462686567164">
                <text:p>0.907462686567164</text:p>
              </table:table-cell>
            </table:table-row>
            <table:table-row>
              <table:table-cell office:value-type="string">
                <text:p>1800000</text:p>
                <draw:g>
                  <svg:desc>Sheet1.L40:Sheet1.L40</svg:desc>
                </draw:g>
              </table:table-cell>
              <table:table-cell office:value-type="float" office:value="3.09961089494163">
                <text:p>3.09961089494163</text:p>
                <draw:g>
                  <svg:desc>Sheet1.M40:Sheet1.S40</svg:desc>
                </draw:g>
              </table:table-cell>
              <table:table-cell office:value-type="float" office:value="3.51855123674912">
                <text:p>3.51855123674912</text:p>
              </table:table-cell>
              <table:table-cell office:value-type="float" office:value="3.5754039497307">
                <text:p>3.5754039497307</text:p>
              </table:table-cell>
              <table:table-cell office:value-type="float" office:value="3.62750455373406">
                <text:p>3.62750455373406</text:p>
              </table:table-cell>
              <table:table-cell office:value-type="float" office:value="3.5">
                <text:p>3.5</text:p>
              </table:table-cell>
              <table:table-cell office:value-type="float" office:value="1.74539877300613">
                <text:p>1.74539877300613</text:p>
              </table:table-cell>
              <table:table-cell office:value-type="float" office:value="0.914161120036722">
                <text:p>0.914161120036722</text:p>
              </table:table-cell>
            </table:table-row>
            <table:table-row>
              <table:table-cell office:value-type="string">
                <text:p>3200000</text:p>
                <draw:g>
                  <svg:desc>Sheet1.L41:Sheet1.L41</svg:desc>
                </draw:g>
              </table:table-cell>
              <table:table-cell office:value-type="float" office:value="3.19131975199291">
                <text:p>3.19131975199291</text:p>
                <draw:g>
                  <svg:desc>Sheet1.M41:Sheet1.S41</svg:desc>
                </draw:g>
              </table:table-cell>
              <table:table-cell office:value-type="float" office:value="3.44784688995215">
                <text:p>3.44784688995215</text:p>
              </table:table-cell>
              <table:table-cell office:value-type="float" office:value="3.67465578786333">
                <text:p>3.67465578786333</text:p>
              </table:table-cell>
              <table:table-cell office:value-type="float" office:value="3.73755186721992">
                <text:p>3.73755186721992</text:p>
              </table:table-cell>
              <table:table-cell office:value-type="float" office:value="3.72210743801653">
                <text:p>3.72210743801653</text:p>
              </table:table-cell>
              <table:table-cell office:value-type="float" office:value="3.48621190130624">
                <text:p>3.48621190130624</text:p>
              </table:table-cell>
              <table:table-cell office:value-type="float" office:value="0.937914877001171">
                <text:p>0.937914877001171</text:p>
              </table:table-cell>
            </table:table-row>
            <table:table-row>
              <table:table-cell office:value-type="string">
                <text:p>5000000</text:p>
                <draw:g>
                  <svg:desc>Sheet1.L42:Sheet1.L42</svg:desc>
                </draw:g>
              </table:table-cell>
              <table:table-cell office:value-type="float" office:value="2.99809160305344">
                <text:p>2.99809160305344</text:p>
                <draw:g>
                  <svg:desc>Sheet1.M42:Sheet1.S42</svg:desc>
                </draw:g>
              </table:table-cell>
              <table:table-cell office:value-type="float" office:value="3.44301815904822">
                <text:p>3.44301815904822</text:p>
              </table:table-cell>
              <table:table-cell office:value-type="float" office:value="3.59496567505721">
                <text:p>3.59496567505721</text:p>
              </table:table-cell>
              <table:table-cell office:value-type="float" office:value="3.69647058823529">
                <text:p>3.69647058823529</text:p>
              </table:table-cell>
              <table:table-cell office:value-type="float" office:value="3.64139072847682">
                <text:p>3.64139072847682</text:p>
              </table:table-cell>
              <table:table-cell office:value-type="float" office:value="3.01287671232876">
                <text:p>3.01287671232876</text:p>
              </table:table-cell>
              <table:table-cell office:value-type="float" office:value="0.921484833249539">
                <text:p>0.9214848332495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69cm" svg:y="0.316cm" chart:style-name="ch2">
          <text:p>Line Graph showing Speed Up vs Sequential Cutoff for Different Data Sizes</text:p>
        </chart:title>
        <chart:legend chart:legend-position="end" svg:x="13.174cm" svg:y="3.454cm" style:legend-expansion="high" chart:style-name="ch3"/>
        <chart:plot-area chart:style-name="ch4" table:cell-range-address="Sheet1.L46:Sheet1.P50" chart:data-source-has-labels="both" svg:x="1.331cm" svg:y="1.275cm" svg:width="11.523cm" svg:height="6.564cm">
          <chartooo:coordinate-region svg:x="2.058cm" svg:y="1.474cm" svg:width="9.961cm" svg:height="5.718cm"/>
          <chart:axis chart:dimension="x" chart:name="primary-x" chart:style-name="ch5" chartooo:axis-type="auto">
            <chartooo:date-scale/>
            <chart:title svg:x="5.791cm" svg:y="8.019cm" chart:style-name="ch6">
              <text:p>Sequential Cutoff</text:p>
            </chart:title>
            <chart:categories table:cell-range-address="Sheet1.M46:Sheet1.P46"/>
          </chart:axis>
          <chart:axis chart:dimension="y" chart:name="primary-y" chart:style-name="ch5">
            <chart:title svg:x="0.451cm" svg:y="5.342cm" chart:style-name="ch7">
              <text:p>Speed Up</text:p>
            </chart:title>
            <chart:grid chart:style-name="ch8" chart:class="major"/>
          </chart:axis>
          <chart:series chart:style-name="ch9" chart:values-cell-range-address="Sheet1.M47:Sheet1.P47" chart:label-cell-address="Sheet1.L47:Sheet1.L47" chart:class="chart:line">
            <chart:data-point chart:repeated="4"/>
          </chart:series>
          <chart:series chart:style-name="ch10" chart:values-cell-range-address="Sheet1.M48:Sheet1.P48" chart:label-cell-address="Sheet1.L48:Sheet1.L48" chart:class="chart:line">
            <chart:data-point chart:repeated="4"/>
          </chart:series>
          <chart:series chart:style-name="ch11" chart:values-cell-range-address="Sheet1.M49:Sheet1.P49" chart:label-cell-address="Sheet1.L49:Sheet1.L49" chart:class="chart:line">
            <chart:data-point chart:repeated="4"/>
          </chart:series>
          <chart:series chart:style-name="ch12" chart:values-cell-range-address="Sheet1.M50:Sheet1.P50" chart:label-cell-address="Sheet1.L50:Sheet1.L50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M46:Sheet1.P46</svg:desc>
                </draw:g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>11250000</text:p>
                <draw:g>
                  <svg:desc>Sheet1.L47:Sheet1.L47</svg:desc>
                </draw:g>
              </table:table-cell>
              <table:table-cell office:value-type="float" office:value="3.7083084279737">
                <text:p>3.7083084279737</text:p>
                <draw:g>
                  <svg:desc>Sheet1.M47:Sheet1.P47</svg:desc>
                </draw:g>
              </table:table-cell>
              <table:table-cell office:value-type="float" office:value="3.63019309537741">
                <text:p>3.63019309537741</text:p>
              </table:table-cell>
              <table:table-cell office:value-type="float" office:value="1.92910447761194">
                <text:p>1.92910447761194</text:p>
              </table:table-cell>
              <table:table-cell office:value-type="float" office:value="0.935852471999095">
                <text:p>0.935852471999095</text:p>
              </table:table-cell>
            </table:table-row>
            <table:table-row>
              <table:table-cell office:value-type="string">
                <text:p>20000000</text:p>
                <draw:g>
                  <svg:desc>Sheet1.L48:Sheet1.L48</svg:desc>
                </draw:g>
              </table:table-cell>
              <table:table-cell office:value-type="float" office:value="3.73334520840755">
                <text:p>3.73334520840755</text:p>
                <draw:g>
                  <svg:desc>Sheet1.M48:Sheet1.P48</svg:desc>
                </draw:g>
              </table:table-cell>
              <table:table-cell office:value-type="float" office:value="3.56657874585212">
                <text:p>3.56657874585212</text:p>
              </table:table-cell>
              <table:table-cell office:value-type="float" office:value="3.64821583986075">
                <text:p>3.64821583986075</text:p>
              </table:table-cell>
              <table:table-cell office:value-type="float" office:value="0.896507474816606">
                <text:p>0.896507474816606</text:p>
              </table:table-cell>
            </table:table-row>
            <table:table-row>
              <table:table-cell office:value-type="string">
                <text:p>31250000</text:p>
                <draw:g>
                  <svg:desc>Sheet1.L49:Sheet1.L49</svg:desc>
                </draw:g>
              </table:table-cell>
              <table:table-cell office:value-type="float" office:value="3.7734212352533">
                <text:p>3.7734212352533</text:p>
                <draw:g>
                  <svg:desc>Sheet1.M49:Sheet1.P49</svg:desc>
                </draw:g>
              </table:table-cell>
              <table:table-cell office:value-type="float" office:value="3.65402923223386">
                <text:p>3.65402923223386</text:p>
              </table:table-cell>
              <table:table-cell office:value-type="float" office:value="3.67895805142084">
                <text:p>3.67895805142084</text:p>
              </table:table-cell>
              <table:table-cell office:value-type="float" office:value="0.881470874311034">
                <text:p>0.881470874311034</text:p>
              </table:table-cell>
            </table:table-row>
            <table:table-row>
              <table:table-cell office:value-type="string">
                <text:p>45000000</text:p>
                <draw:g>
                  <svg:desc>Sheet1.L50:Sheet1.L50</svg:desc>
                </draw:g>
              </table:table-cell>
              <table:table-cell office:value-type="float" office:value="3.81817815721649">
                <text:p>3.81817815721649</text:p>
                <draw:g>
                  <svg:desc>Sheet1.M50:Sheet1.P50</svg:desc>
                </draw:g>
              </table:table-cell>
              <table:table-cell office:value-type="float" office:value="3.74903123764334">
                <text:p>3.74903123764334</text:p>
              </table:table-cell>
              <table:table-cell office:value-type="float" office:value="3.26817414084313">
                <text:p>3.26817414084313</text:p>
              </table:table-cell>
              <table:table-cell office:value-type="float" office:value="0.902808988764045">
                <text:p>0.9028089887640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